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3.598cm"/>
    </style:style>
    <style:style style:name="co3" style:family="table-column">
      <style:table-column-properties fo:break-before="auto" style:column-width="3.986cm"/>
    </style:style>
    <style:style style:name="co4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2.611cm"/>
    </style:style>
    <style:style style:name="co8" style:family="table-column">
      <style:table-column-properties fo:break-before="auto" style:column-width="2.434cm"/>
    </style:style>
    <style:style style:name="co9" style:family="table-column">
      <style:table-column-properties fo:break-before="auto" style:column-width="2.893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0.988cm"/>
    </style:style>
    <style:style style:name="co12" style:family="table-column">
      <style:table-column-properties fo:break-before="auto" style:column-width="1.235cm"/>
    </style:style>
    <style:style style:name="co13" style:family="table-column">
      <style:table-column-properties fo:break-before="auto" style:column-width="1.482cm"/>
    </style:style>
    <style:style style:name="co14" style:family="table-column">
      <style:table-column-properties fo:break-before="auto" style:column-width="1.729cm"/>
    </style:style>
    <style:style style:name="co15" style:family="table-column">
      <style:table-column-properties fo:break-before="auto" style:column-width="1.976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ta1" style:family="table" style:master-page-name="PageStyle_5f_Histogram">
      <style:table-properties table:display="true" style:writing-mode="lr-tb"/>
    </style:style>
    <style:style style:name="ta2" style:family="table" style:master-page-name="PageStyle_5f_Memory">
      <style:table-properties table:display="true" style:writing-mode="lr-tb"/>
    </style:style>
    <style:style style:name="ta3" style:family="table" style:master-page-name="PageStyle_5f_Affine">
      <style:table-properties table:display="true" style:writing-mode="lr-tb"/>
    </style:style>
    <style:style style:name="ta4" style:family="table" style:master-page-name="PageStyle_5f_Scattered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istogram" table:style-name="ta1">
        <office:forms form:automatic-focus="false" form:apply-design-mode="false"/>
        <table:shapes>
          <draw:frame draw:z-index="0" draw:name="Gráfico 1" draw:style-name="gr1" svg:width="15.265cm" svg:height="7.619cm" svg:x="12.263cm" svg:y="1.647cm">
            <draw:object draw:notify-on-update-of-ranges="Histogram.A4:Histogram.A19 Histogram.C4:Histogram.C19 Histogram.D4:Histogram.D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office:value-type="string">
            <text:p>Histogram of thread execution. We show how often we had an X number of threads in execution</text:p>
          </table:table-cell>
          <table:table-cell table:number-columns-repeated="1023"/>
        </table:table-row>
        <table:table-row table:style-name="ro1">
          <table:table-cell office:value-type="string">
            <text:p>We also show how many execute-identical instructions we have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table:style-name="ce1" office:value-type="string">
            <text:p>Times that the number of active threads is x</text:p>
          </table:table-cell>
          <table:table-cell table:style-name="ce1" office:value-type="string">
            <text:p>Execute-identical instructions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753453">
            <text:p>753453</text:p>
          </table:table-cell>
          <table:table-cell table:formula="of:=[.B4]-[.C4]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5699">
            <text:p>855699</text:p>
          </table:table-cell>
          <table:table-cell office:value-type="float" office:value="364503">
            <text:p>364503</text:p>
          </table:table-cell>
          <table:table-cell table:formula="of:=[.B5]-[.C5]" office:value-type="float" office:value="491196">
            <text:p>491196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7068">
            <text:p>337068</text:p>
          </table:table-cell>
          <table:table-cell office:value-type="float" office:value="63898">
            <text:p>63898</text:p>
          </table:table-cell>
          <table:table-cell table:formula="of:=[.B6]-[.C6]" office:value-type="float" office:value="273170">
            <text:p>273170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1927">
            <text:p>291927</text:p>
          </table:table-cell>
          <table:table-cell office:value-type="float" office:value="53749">
            <text:p>53749</text:p>
          </table:table-cell>
          <table:table-cell table:formula="of:=[.B7]-[.C7]" office:value-type="float" office:value="238178">
            <text:p>238178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419">
            <text:p>214419</text:p>
          </table:table-cell>
          <table:table-cell office:value-type="float" office:value="41414">
            <text:p>41414</text:p>
          </table:table-cell>
          <table:table-cell table:formula="of:=[.B8]-[.C8]" office:value-type="float" office:value="173005">
            <text:p>173005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7861">
            <text:p>157861</text:p>
          </table:table-cell>
          <table:table-cell office:value-type="float" office:value="33606">
            <text:p>33606</text:p>
          </table:table-cell>
          <table:table-cell table:formula="of:=[.B9]-[.C9]" office:value-type="float" office:value="124255">
            <text:p>124255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2614">
            <text:p>122614</text:p>
          </table:table-cell>
          <table:table-cell office:value-type="float" office:value="29233">
            <text:p>29233</text:p>
          </table:table-cell>
          <table:table-cell table:formula="of:=[.B10]-[.C10]" office:value-type="float" office:value="93381">
            <text:p>93381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9771">
            <text:p>109771</text:p>
          </table:table-cell>
          <table:table-cell office:value-type="float" office:value="27684">
            <text:p>27684</text:p>
          </table:table-cell>
          <table:table-cell table:formula="of:=[.B11]-[.C11]" office:value-type="float" office:value="82087">
            <text:p>82087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1759">
            <text:p>111759</text:p>
          </table:table-cell>
          <table:table-cell office:value-type="float" office:value="29475">
            <text:p>29475</text:p>
          </table:table-cell>
          <table:table-cell table:formula="of:=[.B12]-[.C12]" office:value-type="float" office:value="82284">
            <text:p>82284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77558">
            <text:p>3377558</text:p>
          </table:table-cell>
          <table:table-cell office:value-type="float" office:value="887549">
            <text:p>887549</text:p>
          </table:table-cell>
          <table:table-cell table:formula="of:=[.B13]-[.C13]" office:value-type="float" office:value="2490009">
            <text:p>2490009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66355">
            <text:p>2066355</text:p>
          </table:table-cell>
          <table:table-cell office:value-type="float" office:value="907442">
            <text:p>907442</text:p>
          </table:table-cell>
          <table:table-cell table:formula="of:=[.B14]-[.C14]" office:value-type="float" office:value="1158913">
            <text:p>1158913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394931">
            <text:p>2394931</text:p>
          </table:table-cell>
          <table:table-cell office:value-type="float" office:value="999754">
            <text:p>999754</text:p>
          </table:table-cell>
          <table:table-cell table:formula="of:=[.B15]-[.C15]" office:value-type="float" office:value="1395177">
            <text:p>1395177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8639">
            <text:p>128639</text:p>
          </table:table-cell>
          <table:table-cell office:value-type="float" office:value="33946">
            <text:p>33946</text:p>
          </table:table-cell>
          <table:table-cell table:formula="of:=[.B16]-[.C16]" office:value-type="float" office:value="94693">
            <text:p>94693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9451">
            <text:p>189451</text:p>
          </table:table-cell>
          <table:table-cell office:value-type="float" office:value="47049">
            <text:p>47049</text:p>
          </table:table-cell>
          <table:table-cell table:formula="of:=[.B17]-[.C17]" office:value-type="float" office:value="142402">
            <text:p>142402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4156">
            <text:p>814156</text:p>
          </table:table-cell>
          <table:table-cell office:value-type="float" office:value="189271">
            <text:p>189271</text:p>
          </table:table-cell>
          <table:table-cell table:formula="of:=[.B18]-[.C18]" office:value-type="float" office:value="624885">
            <text:p>624885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233662">
            <text:p>57233662</text:p>
          </table:table-cell>
          <table:table-cell office:value-type="float" office:value="15838855">
            <text:p>15838855</text:p>
          </table:table-cell>
          <table:table-cell table:formula="of:=[.B19]-[.C19]" office:value-type="float" office:value="41394807">
            <text:p>41394807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Conexão1" table:base-cell-address="$Histogram.$A$1" table:cell-range-address="$Histogram.$A$4:.$E$21"/>
        </table:named-expressions>
      </table:table>
      <table:table table:name="Memory" table:style-name="ta2">
        <office:forms form:automatic-focus="false" form:apply-design-mode="false"/>
        <table:shapes>
          <draw:frame draw:z-index="0" draw:name="Gráfico 1" draw:style-name="gr1" svg:width="13.202cm" svg:height="8.757cm" svg:x="12.898cm" svg:y="1.09cm">
            <draw:object draw:notify-on-update-of-ranges="Memory.A4:Memory.A19 Memory.B3:Memory.B3 Memory.B4:Memory.B19 Memory.C3:Memory.C3 Memory.C4:Memory.C19 Memory.D3:Memory.D3 Memory.D4:Memory.D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number-columns-repeated="1023" table:default-cell-style-name="Default"/>
        <table:table-row table:style-name="ro1">
          <table:table-cell/>
          <table:table-cell office:value-type="string">
            <text:p>Memory access patter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</text:p>
          </table:table-cell>
          <table:table-cell office:value-type="string">
            <text:p>Uniform</text:p>
          </table:table-cell>
          <table:table-cell office:value-type="string">
            <text:p>Affine</text:p>
          </table:table-cell>
          <table:table-cell office:value-type="string">
            <text:p>Scattered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4869">
            <text:p>184869</text:p>
          </table:table-cell>
          <table:table-cell table:number-columns-repeated="2" office:value-type="float" office:value="0">
            <text:p>0</text:p>
          </table:table-cell>
          <table:table-cell office:value-type="float" office:value="184869">
            <text:p>184869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0775">
            <text:p>70775</text:p>
          </table:table-cell>
          <table:table-cell office:value-type="float" office:value="30921">
            <text:p>30921</text:p>
          </table:table-cell>
          <table:table-cell office:value-type="float" office:value="74157">
            <text:p>74157</text:p>
          </table:table-cell>
          <table:table-cell office:value-type="float" office:value="175853">
            <text:p>175853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84">
            <text:p>24584</text:p>
          </table:table-cell>
          <table:table-cell office:value-type="float" office:value="18579">
            <text:p>18579</text:p>
          </table:table-cell>
          <table:table-cell office:value-type="float" office:value="32935">
            <text:p>32935</text:p>
          </table:table-cell>
          <table:table-cell office:value-type="float" office:value="76098">
            <text:p>76098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42">
            <text:p>21742</text:p>
          </table:table-cell>
          <table:table-cell office:value-type="float" office:value="16353">
            <text:p>16353</text:p>
          </table:table-cell>
          <table:table-cell office:value-type="float" office:value="27315">
            <text:p>27315</text:p>
          </table:table-cell>
          <table:table-cell office:value-type="float" office:value="65410">
            <text:p>6541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772">
            <text:p>16772</text:p>
          </table:table-cell>
          <table:table-cell office:value-type="float" office:value="12807">
            <text:p>12807</text:p>
          </table:table-cell>
          <table:table-cell office:value-type="float" office:value="18085">
            <text:p>18085</text:p>
          </table:table-cell>
          <table:table-cell office:value-type="float" office:value="47664">
            <text:p>47664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492">
            <text:p>13492</text:p>
          </table:table-cell>
          <table:table-cell office:value-type="float" office:value="10311">
            <text:p>10311</text:p>
          </table:table-cell>
          <table:table-cell office:value-type="float" office:value="11000">
            <text:p>11000</text:p>
          </table:table-cell>
          <table:table-cell office:value-type="float" office:value="34803">
            <text:p>34803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130">
            <text:p>11130</text:p>
          </table:table-cell>
          <table:table-cell office:value-type="float" office:value="8573">
            <text:p>8573</text:p>
          </table:table-cell>
          <table:table-cell office:value-type="float" office:value="6951">
            <text:p>6951</text:p>
          </table:table-cell>
          <table:table-cell office:value-type="float" office:value="26654">
            <text:p>26654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578">
            <text:p>10578</text:p>
          </table:table-cell>
          <table:table-cell office:value-type="float" office:value="7469">
            <text:p>7469</text:p>
          </table:table-cell>
          <table:table-cell office:value-type="float" office:value="5674">
            <text:p>5674</text:p>
          </table:table-cell>
          <table:table-cell office:value-type="float" office:value="23721">
            <text:p>23721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960">
            <text:p>10960</text:p>
          </table:table-cell>
          <table:table-cell office:value-type="float" office:value="7752">
            <text:p>7752</text:p>
          </table:table-cell>
          <table:table-cell office:value-type="float" office:value="4916">
            <text:p>4916</text:p>
          </table:table-cell>
          <table:table-cell office:value-type="float" office:value="23628">
            <text:p>23628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34302">
            <text:p>334302</text:p>
          </table:table-cell>
          <table:table-cell office:value-type="float" office:value="304372">
            <text:p>304372</text:p>
          </table:table-cell>
          <table:table-cell office:value-type="float" office:value="212992">
            <text:p>212992</text:p>
          </table:table-cell>
          <table:table-cell office:value-type="float" office:value="851666">
            <text:p>851666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3248">
            <text:p>143248</text:p>
          </table:table-cell>
          <table:table-cell office:value-type="float" office:value="5992">
            <text:p>5992</text:p>
          </table:table-cell>
          <table:table-cell office:value-type="float" office:value="223587">
            <text:p>223587</text:p>
          </table:table-cell>
          <table:table-cell office:value-type="float" office:value="372827">
            <text:p>372827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3219">
            <text:p>183219</text:p>
          </table:table-cell>
          <table:table-cell office:value-type="float" office:value="7095">
            <text:p>7095</text:p>
          </table:table-cell>
          <table:table-cell office:value-type="float" office:value="252010">
            <text:p>252010</text:p>
          </table:table-cell>
          <table:table-cell office:value-type="float" office:value="442324">
            <text:p>442324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027">
            <text:p>13027</text:p>
          </table:table-cell>
          <table:table-cell office:value-type="float" office:value="9310">
            <text:p>9310</text:p>
          </table:table-cell>
          <table:table-cell office:value-type="float" office:value="4047">
            <text:p>4047</text:p>
          </table:table-cell>
          <table:table-cell office:value-type="float" office:value="26384">
            <text:p>26384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434">
            <text:p>18434</text:p>
          </table:table-cell>
          <table:table-cell office:value-type="float" office:value="14354">
            <text:p>14354</text:p>
          </table:table-cell>
          <table:table-cell office:value-type="float" office:value="6326">
            <text:p>6326</text:p>
          </table:table-cell>
          <table:table-cell office:value-type="float" office:value="39114">
            <text:p>39114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3021">
            <text:p>73021</text:p>
          </table:table-cell>
          <table:table-cell office:value-type="float" office:value="65828">
            <text:p>65828</text:p>
          </table:table-cell>
          <table:table-cell office:value-type="float" office:value="87388">
            <text:p>87388</text:p>
          </table:table-cell>
          <table:table-cell office:value-type="float" office:value="226237">
            <text:p>226237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40087">
            <text:p>5340087</text:p>
          </table:table-cell>
          <table:table-cell office:value-type="float" office:value="4505015">
            <text:p>4505015</text:p>
          </table:table-cell>
          <table:table-cell office:value-type="float" office:value="4171229">
            <text:p>4171229</text:p>
          </table:table-cell>
          <table:table-cell office:value-type="float" office:value="14016331">
            <text:p>14016331</text:p>
          </table:table-cell>
          <table:table-cell table:number-columns-repeated="1019"/>
        </table:table-row>
      </table:table>
      <table:table table:name="Affine" table:style-name="ta3">
        <table:shapes>
          <draw:frame draw:z-index="0" draw:name="Gráfico 2" draw:style-name="gr1" svg:width="14.922cm" svg:height="7.619cm" svg:x="17.819cm" svg:y="9.006cm">
            <draw:object draw:notify-on-update-of-ranges="Affine.A21:Affine.A36 Affine.B20:Affine.B20 Affine.B21:Affine.B36 Affine.C20:Affine.C20 Affine.C21:Affine.C36 Affine.D20:Affine.D20 Affine.D21:Affine.D36 Affine.E20:Affine.E20 Affine.E21:Affine.E36 Affine.F20:Affine.F20 Affine.F21:Affine.F3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" table:default-cell-style-name="Default"/>
        <table:table-column table:style-name="co11" table:number-columns-repeated="3" table:default-cell-style-name="Default"/>
        <table:table-column table:style-name="co1" table:default-cell-style-name="Default"/>
        <table:table-column table:style-name="co11" table:number-columns-repeated="2" table:default-cell-style-name="Default"/>
        <table:table-column table:style-name="co12" table:number-columns-repeated="4" table:default-cell-style-name="Default"/>
        <table:table-column table:style-name="co11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40" table:default-cell-style-name="Default"/>
        <table:table-column table:style-name="co5" table:default-cell-style-name="Default"/>
        <table:table-column table:style-name="co6" table:number-columns-repeated="958" table:default-cell-style-name="Default"/>
        <table:table-row table:style-name="ro1">
          <table:table-cell office:value-type="string">
            <text:p>Affine accesses. Distance between the accesses:</text:p>
          </table:table-cell>
          <table:table-cell table:number-columns-repeated="1023"/>
        </table:table-row>
        <table:table-row table:style-name="ro1"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959"/>
        </table:table-row>
        <table:table-row table:style-name="ro1">
          <table:table-cell office:value-type="float" office:value="1">
            <text:p>1</text:p>
          </table:table-cell>
          <table:table-cell table:number-columns-repeated="64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18">
            <text:p>118</text:p>
          </table:table-cell>
          <table:table-cell office:value-type="float" office:value="99">
            <text:p>99</text:p>
          </table:table-cell>
          <table:table-cell office:value-type="float" office:value="137">
            <text:p>137</text:p>
          </table:table-cell>
          <table:table-cell office:value-type="float" office:value="530">
            <text:p>530</text:p>
          </table:table-cell>
          <table:table-cell office:value-type="float" office:value="1323">
            <text:p>1323</text:p>
          </table:table-cell>
          <table:table-cell office:value-type="float" office:value="2382">
            <text:p>2382</text:p>
          </table:table-cell>
          <table:table-cell office:value-type="float" office:value="2106">
            <text:p>2106</text:p>
          </table:table-cell>
          <table:table-cell office:value-type="float" office:value="1007">
            <text:p>1007</text:p>
          </table:table-cell>
          <table:table-cell office:value-type="float" office:value="683">
            <text:p>683</text:p>
          </table:table-cell>
          <table:table-cell office:value-type="float" office:value="37">
            <text:p>37</text:p>
          </table:table-cell>
          <table:table-cell table:number-columns-repeated="5" office:value-type="float" office:value="0">
            <text:p>0</text:p>
          </table:table-cell>
          <table:table-cell office:value-type="float" office:value="22073">
            <text:p>22073</text:p>
          </table:table-cell>
          <table:table-cell office:value-type="float" office:value="47">
            <text:p>47</text:p>
          </table:table-cell>
          <table:table-cell table:number-columns-repeated="39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number-columns-repeated="8" office:value-type="float" office:value="0">
            <text:p>0</text:p>
          </table:table-cell>
          <table:table-cell office:value-type="float" office:value="18502">
            <text:p>18502</text:p>
          </table:table-cell>
          <table:table-cell table:number-columns-repeated="40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4">
            <text:p>4</text:p>
          </table:table-cell>
          <table:table-cell table:number-columns-repeated="23" office:value-type="float" office:value="0">
            <text:p>0</text:p>
          </table:table-cell>
          <table:table-cell office:value-type="float" office:value="16353">
            <text:p>16353</text:p>
          </table:table-cell>
          <table:table-cell table:number-columns-repeated="40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office:value-type="float" office:value="12807">
            <text:p>12807</text:p>
          </table:table-cell>
          <table:table-cell table:number-columns-repeated="40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6">
            <text:p>6</text:p>
          </table:table-cell>
          <table:table-cell table:number-columns-repeated="23" office:value-type="float" office:value="0">
            <text:p>0</text:p>
          </table:table-cell>
          <table:table-cell office:value-type="float" office:value="10311">
            <text:p>10311</text:p>
          </table:table-cell>
          <table:table-cell table:number-columns-repeated="40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7">
            <text:p>7</text:p>
          </table:table-cell>
          <table:table-cell table:number-columns-repeated="23" office:value-type="float" office:value="0">
            <text:p>0</text:p>
          </table:table-cell>
          <table:table-cell office:value-type="float" office:value="8573">
            <text:p>8573</text:p>
          </table:table-cell>
          <table:table-cell table:number-columns-repeated="40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8">
            <text:p>8</text:p>
          </table:table-cell>
          <table:table-cell table:number-columns-repeated="23" office:value-type="float" office:value="0">
            <text:p>0</text:p>
          </table:table-cell>
          <table:table-cell office:value-type="float" office:value="7469">
            <text:p>7469</text:p>
          </table:table-cell>
          <table:table-cell table:number-columns-repeated="40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9">
            <text:p>9</text:p>
          </table:table-cell>
          <table:table-cell table:number-columns-repeated="23" office:value-type="float" office:value="0">
            <text:p>0</text:p>
          </table:table-cell>
          <table:table-cell office:value-type="float" office:value="7752">
            <text:p>7752</text:p>
          </table:table-cell>
          <table:table-cell table:number-columns-repeated="40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10">
            <text:p>10</text:p>
          </table:table-cell>
          <table:table-cell table:number-columns-repeated="23" office:value-type="float" office:value="0">
            <text:p>0</text:p>
          </table:table-cell>
          <table:table-cell office:value-type="float" office:value="304372">
            <text:p>304372</text:p>
          </table:table-cell>
          <table:table-cell table:number-columns-repeated="40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11">
            <text:p>11</text:p>
          </table:table-cell>
          <table:table-cell table:number-columns-repeated="23" office:value-type="float" office:value="0">
            <text:p>0</text:p>
          </table:table-cell>
          <table:table-cell office:value-type="float" office:value="5992">
            <text:p>5992</text:p>
          </table:table-cell>
          <table:table-cell table:number-columns-repeated="40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12">
            <text:p>12</text:p>
          </table:table-cell>
          <table:table-cell table:number-columns-repeated="23" office:value-type="float" office:value="0">
            <text:p>0</text:p>
          </table:table-cell>
          <table:table-cell office:value-type="float" office:value="7095">
            <text:p>7095</text:p>
          </table:table-cell>
          <table:table-cell table:number-columns-repeated="40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13">
            <text:p>13</text:p>
          </table:table-cell>
          <table:table-cell table:number-columns-repeated="23" office:value-type="float" office:value="0">
            <text:p>0</text:p>
          </table:table-cell>
          <table:table-cell office:value-type="float" office:value="9310">
            <text:p>9310</text:p>
          </table:table-cell>
          <table:table-cell table:number-columns-repeated="40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14">
            <text:p>14</text:p>
          </table:table-cell>
          <table:table-cell table:number-columns-repeated="23" office:value-type="float" office:value="0">
            <text:p>0</text:p>
          </table:table-cell>
          <table:table-cell office:value-type="float" office:value="14354">
            <text:p>14354</text:p>
          </table:table-cell>
          <table:table-cell table:number-columns-repeated="40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15">
            <text:p>15</text:p>
          </table:table-cell>
          <table:table-cell table:number-columns-repeated="23" office:value-type="float" office:value="0">
            <text:p>0</text:p>
          </table:table-cell>
          <table:table-cell office:value-type="float" office:value="65828">
            <text:p>65828</text:p>
          </table:table-cell>
          <table:table-cell table:number-columns-repeated="40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16">
            <text:p>16</text:p>
          </table:table-cell>
          <table:table-cell table:number-columns-repeated="23" office:value-type="float" office:value="0">
            <text:p>0</text:p>
          </table:table-cell>
          <table:table-cell office:value-type="float" office:value="4505015">
            <text:p>4505015</text:p>
          </table:table-cell>
          <table:table-cell table:number-columns-repeated="40" office:value-type="float" office:value="0">
            <text:p>0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_</text:p>
          </table:table-cell>
          <table:table-cell table:style-name="ce2" office:value-type="string">
            <text:p>Dist = 0-3</text:p>
          </table:table-cell>
          <table:table-cell office:value-type="string">
            <text:p>Dist = 4 - 7</text:p>
          </table:table-cell>
          <table:table-cell table:style-name="ce2" office:value-type="string">
            <text:p>Dist = 8-16</text:p>
          </table:table-cell>
          <table:table-cell table:style-name="ce2" office:value-type="string">
            <text:p>Dist = 16-31</text:p>
          </table:table-cell>
          <table:table-cell table:style-name="ce2" office:value-type="string">
            <text:p>Dist = 16-64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formula="of:=SUM([.B3:.E3])" office:value-type="float" office:value="0">
            <text:p>0</text:p>
          </table:table-cell>
          <table:table-cell table:formula="of:=SUM([.F3:.I3])" office:value-type="float" office:value="0">
            <text:p>0</text:p>
          </table:table-cell>
          <table:table-cell table:formula="of:=SUM([.J3:.Q3])" office:value-type="float" office:value="0">
            <text:p>0</text:p>
          </table:table-cell>
          <table:table-cell table:formula="of:=SUM([.R3:.AG3])" office:value-type="float" office:value="0">
            <text:p>0</text:p>
          </table:table-cell>
          <table:table-cell table:formula="of:=SUM([.AG3:.BM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formula="of:=SUM([.B4:.E4])" office:value-type="float" office:value="45">
            <text:p>45</text:p>
          </table:table-cell>
          <table:table-cell table:formula="of:=SUM([.F4:.I4])" office:value-type="float" office:value="334">
            <text:p>334</text:p>
          </table:table-cell>
          <table:table-cell table:formula="of:=SUM([.J4:.Q4])" office:value-type="float" office:value="7702">
            <text:p>7702</text:p>
          </table:table-cell>
          <table:table-cell table:formula="of:=SUM([.R4:.AG4])" office:value-type="float" office:value="22840">
            <text:p>22840</text:p>
          </table:table-cell>
          <table:table-cell table:formula="of:=SUM([.AG4:.BM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formula="of:=SUM([.B5:.E5])" office:value-type="float" office:value="0">
            <text:p>0</text:p>
          </table:table-cell>
          <table:table-cell table:formula="of:=SUM([.F5:.I5])" office:value-type="float" office:value="4">
            <text:p>4</text:p>
          </table:table-cell>
          <table:table-cell table:formula="of:=SUM([.J5:.Q5])" office:value-type="float" office:value="73">
            <text:p>73</text:p>
          </table:table-cell>
          <table:table-cell table:formula="of:=SUM([.R5:.AG5])" office:value-type="float" office:value="18502">
            <text:p>18502</text:p>
          </table:table-cell>
          <table:table-cell table:formula="of:=SUM([.AG5:.BM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formula="of:=SUM([.B6:.E6])" office:value-type="float" office:value="0">
            <text:p>0</text:p>
          </table:table-cell>
          <table:table-cell table:formula="of:=SUM([.F6:.I6])" office:value-type="float" office:value="0">
            <text:p>0</text:p>
          </table:table-cell>
          <table:table-cell table:formula="of:=SUM([.J6:.Q6])" office:value-type="float" office:value="0">
            <text:p>0</text:p>
          </table:table-cell>
          <table:table-cell table:formula="of:=SUM([.R6:.AG6])" office:value-type="float" office:value="16353">
            <text:p>16353</text:p>
          </table:table-cell>
          <table:table-cell table:formula="of:=SUM([.AG6:.BM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formula="of:=SUM([.B7:.E7])" office:value-type="float" office:value="0">
            <text:p>0</text:p>
          </table:table-cell>
          <table:table-cell table:formula="of:=SUM([.F7:.I7])" office:value-type="float" office:value="0">
            <text:p>0</text:p>
          </table:table-cell>
          <table:table-cell table:formula="of:=SUM([.J7:.Q7])" office:value-type="float" office:value="0">
            <text:p>0</text:p>
          </table:table-cell>
          <table:table-cell table:formula="of:=SUM([.R7:.AG7])" office:value-type="float" office:value="12807">
            <text:p>12807</text:p>
          </table:table-cell>
          <table:table-cell table:formula="of:=SUM([.AG7:.BM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formula="of:=SUM([.B8:.E8])" office:value-type="float" office:value="0">
            <text:p>0</text:p>
          </table:table-cell>
          <table:table-cell table:formula="of:=SUM([.F8:.I8])" office:value-type="float" office:value="0">
            <text:p>0</text:p>
          </table:table-cell>
          <table:table-cell table:formula="of:=SUM([.J8:.Q8])" office:value-type="float" office:value="0">
            <text:p>0</text:p>
          </table:table-cell>
          <table:table-cell table:formula="of:=SUM([.R8:.AG8])" office:value-type="float" office:value="10311">
            <text:p>10311</text:p>
          </table:table-cell>
          <table:table-cell table:formula="of:=SUM([.AG8:.BM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formula="of:=SUM([.B9:.E9])" office:value-type="float" office:value="0">
            <text:p>0</text:p>
          </table:table-cell>
          <table:table-cell table:formula="of:=SUM([.F9:.I9])" office:value-type="float" office:value="0">
            <text:p>0</text:p>
          </table:table-cell>
          <table:table-cell table:formula="of:=SUM([.J9:.Q9])" office:value-type="float" office:value="0">
            <text:p>0</text:p>
          </table:table-cell>
          <table:table-cell table:formula="of:=SUM([.R9:.AG9])" office:value-type="float" office:value="8573">
            <text:p>8573</text:p>
          </table:table-cell>
          <table:table-cell table:formula="of:=SUM([.AG9:.BM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formula="of:=SUM([.B10:.E10])" office:value-type="float" office:value="0">
            <text:p>0</text:p>
          </table:table-cell>
          <table:table-cell table:formula="of:=SUM([.F10:.I10])" office:value-type="float" office:value="0">
            <text:p>0</text:p>
          </table:table-cell>
          <table:table-cell table:formula="of:=SUM([.J10:.Q10])" office:value-type="float" office:value="0">
            <text:p>0</text:p>
          </table:table-cell>
          <table:table-cell table:formula="of:=SUM([.R10:.AG10])" office:value-type="float" office:value="7469">
            <text:p>7469</text:p>
          </table:table-cell>
          <table:table-cell table:formula="of:=SUM([.AG10:.BM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formula="of:=SUM([.B11:.E11])" office:value-type="float" office:value="0">
            <text:p>0</text:p>
          </table:table-cell>
          <table:table-cell table:formula="of:=SUM([.F11:.I11])" office:value-type="float" office:value="0">
            <text:p>0</text:p>
          </table:table-cell>
          <table:table-cell table:formula="of:=SUM([.J11:.Q11])" office:value-type="float" office:value="0">
            <text:p>0</text:p>
          </table:table-cell>
          <table:table-cell table:formula="of:=SUM([.R11:.AG11])" office:value-type="float" office:value="7752">
            <text:p>7752</text:p>
          </table:table-cell>
          <table:table-cell table:formula="of:=SUM([.AG11:.BM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formula="of:=SUM([.B12:.E12])" office:value-type="float" office:value="0">
            <text:p>0</text:p>
          </table:table-cell>
          <table:table-cell table:formula="of:=SUM([.F12:.I12])" office:value-type="float" office:value="0">
            <text:p>0</text:p>
          </table:table-cell>
          <table:table-cell table:formula="of:=SUM([.J12:.Q12])" office:value-type="float" office:value="0">
            <text:p>0</text:p>
          </table:table-cell>
          <table:table-cell table:formula="of:=SUM([.R12:.AG12])" office:value-type="float" office:value="304372">
            <text:p>304372</text:p>
          </table:table-cell>
          <table:table-cell table:formula="of:=SUM([.AG12:.BM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formula="of:=SUM([.B13:.E13])" office:value-type="float" office:value="0">
            <text:p>0</text:p>
          </table:table-cell>
          <table:table-cell table:formula="of:=SUM([.F13:.I13])" office:value-type="float" office:value="0">
            <text:p>0</text:p>
          </table:table-cell>
          <table:table-cell table:formula="of:=SUM([.J13:.Q13])" office:value-type="float" office:value="0">
            <text:p>0</text:p>
          </table:table-cell>
          <table:table-cell table:formula="of:=SUM([.R13:.AG13])" office:value-type="float" office:value="5992">
            <text:p>5992</text:p>
          </table:table-cell>
          <table:table-cell table:formula="of:=SUM([.AG13:.BM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formula="of:=SUM([.B14:.E14])" office:value-type="float" office:value="0">
            <text:p>0</text:p>
          </table:table-cell>
          <table:table-cell table:formula="of:=SUM([.F14:.I14])" office:value-type="float" office:value="0">
            <text:p>0</text:p>
          </table:table-cell>
          <table:table-cell table:formula="of:=SUM([.J14:.Q14])" office:value-type="float" office:value="0">
            <text:p>0</text:p>
          </table:table-cell>
          <table:table-cell table:formula="of:=SUM([.R14:.AG14])" office:value-type="float" office:value="7095">
            <text:p>7095</text:p>
          </table:table-cell>
          <table:table-cell table:formula="of:=SUM([.AG14:.BM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formula="of:=SUM([.B15:.E15])" office:value-type="float" office:value="0">
            <text:p>0</text:p>
          </table:table-cell>
          <table:table-cell table:formula="of:=SUM([.F15:.I15])" office:value-type="float" office:value="0">
            <text:p>0</text:p>
          </table:table-cell>
          <table:table-cell table:formula="of:=SUM([.J15:.Q15])" office:value-type="float" office:value="0">
            <text:p>0</text:p>
          </table:table-cell>
          <table:table-cell table:formula="of:=SUM([.R15:.AG15])" office:value-type="float" office:value="9310">
            <text:p>9310</text:p>
          </table:table-cell>
          <table:table-cell table:formula="of:=SUM([.AG15:.BM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formula="of:=SUM([.B16:.E16])" office:value-type="float" office:value="0">
            <text:p>0</text:p>
          </table:table-cell>
          <table:table-cell table:formula="of:=SUM([.F16:.I16])" office:value-type="float" office:value="0">
            <text:p>0</text:p>
          </table:table-cell>
          <table:table-cell table:formula="of:=SUM([.J16:.Q16])" office:value-type="float" office:value="0">
            <text:p>0</text:p>
          </table:table-cell>
          <table:table-cell table:formula="of:=SUM([.R16:.AG16])" office:value-type="float" office:value="14354">
            <text:p>14354</text:p>
          </table:table-cell>
          <table:table-cell table:formula="of:=SUM([.AG16:.BM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formula="of:=SUM([.B17:.E17])" office:value-type="float" office:value="0">
            <text:p>0</text:p>
          </table:table-cell>
          <table:table-cell table:formula="of:=SUM([.F17:.I17])" office:value-type="float" office:value="0">
            <text:p>0</text:p>
          </table:table-cell>
          <table:table-cell table:formula="of:=SUM([.J17:.Q17])" office:value-type="float" office:value="0">
            <text:p>0</text:p>
          </table:table-cell>
          <table:table-cell table:formula="of:=SUM([.R17:.AG17])" office:value-type="float" office:value="65828">
            <text:p>65828</text:p>
          </table:table-cell>
          <table:table-cell table:formula="of:=SUM([.AG17:.BM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formula="of:=SUM([.B18:.E18])" office:value-type="float" office:value="0">
            <text:p>0</text:p>
          </table:table-cell>
          <table:table-cell table:formula="of:=SUM([.F18:.I18])" office:value-type="float" office:value="0">
            <text:p>0</text:p>
          </table:table-cell>
          <table:table-cell table:formula="of:=SUM([.J18:.Q18])" office:value-type="float" office:value="0">
            <text:p>0</text:p>
          </table:table-cell>
          <table:table-cell table:formula="of:=SUM([.R18:.AG18])" office:value-type="float" office:value="4505015">
            <text:p>4505015</text:p>
          </table:table-cell>
          <table:table-cell table:formula="of:=SUM([.AG18:.BM18])" office:value-type="float" office:value="0">
            <text:p>0</text:p>
          </table:table-cell>
          <table:table-cell table:number-columns-repeated="1018"/>
        </table:table-row>
        <table:named-expressions>
          <table:named-range table:name="Conexão2" table:base-cell-address="$Histogram.$A$1" table:cell-range-address="$Affine.$A$2:.$BM$17"/>
        </table:named-expressions>
      </table:table>
      <table:table table:name="Scattered" table:style-name="ta4">
        <office:forms form:automatic-focus="false" form:apply-design-mode="false"/>
        <table:shapes>
          <draw:frame draw:z-index="0" draw:name="Gráfico 2" draw:style-name="gr1" svg:width="15.239cm" svg:height="7.619cm" svg:x="18.56cm" svg:y="9.006cm">
            <draw:object draw:notify-on-update-of-ranges="Scattered.B20:Scattered.B20 Scattered.B21:Scattered.B36 Scattered.C20:Scattered.C20 Scattered.C21:Scattered.C36 Scattered.D20:Scattered.D20 Scattered.D21:Scattered.D36 Scattered.E20:Scattered.E20 Scattered.E21:Scattered.E36 Scattered.F20:Scattered.F20 Scattered.F21:Scattered.F3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6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number-columns-repeated="16" table:default-cell-style-name="Default"/>
        <table:table-column table:style-name="co13" table:default-cell-style-name="Default"/>
        <table:table-column table:style-name="co1" table:number-columns-repeated="17" table:default-cell-style-name="Default"/>
        <table:table-column table:style-name="co5" table:default-cell-style-name="Default"/>
        <table:table-column table:style-name="co6" table:number-columns-repeated="958" table:default-cell-style-name="Default"/>
        <table:table-row table:style-name="ro1">
          <table:table-cell table:style-name="ce3" office:value-type="string">
            <text:p>Scattered accesses. Divergence interval that contains the accesses:</text:p>
          </table:table-cell>
          <table:table-cell table:number-columns-repeated="1023"/>
        </table:table-row>
        <table:table-row table:style-name="ro1"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959"/>
        </table:table-row>
        <table:table-row table:style-name="ro1">
          <table:table-cell office:value-type="float" office:value="1">
            <text:p>1</text:p>
          </table:table-cell>
          <table:table-cell table:number-columns-repeated="64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22">
            <text:p>322</text:p>
          </table:table-cell>
          <table:table-cell office:value-type="float" office:value="456">
            <text:p>456</text:p>
          </table:table-cell>
          <table:table-cell office:value-type="float" office:value="457">
            <text:p>457</text:p>
          </table:table-cell>
          <table:table-cell office:value-type="float" office:value="805">
            <text:p>805</text:p>
          </table:table-cell>
          <table:table-cell office:value-type="float" office:value="750">
            <text:p>750</text:p>
          </table:table-cell>
          <table:table-cell office:value-type="float" office:value="455">
            <text:p>455</text:p>
          </table:table-cell>
          <table:table-cell office:value-type="float" office:value="144">
            <text:p>144</text:p>
          </table:table-cell>
          <table:table-cell office:value-type="float" office:value="43988">
            <text:p>43988</text:p>
          </table:table-cell>
          <table:table-cell office:value-type="float" office:value="5452">
            <text:p>5452</text:p>
          </table:table-cell>
          <table:table-cell office:value-type="float" office:value="7261">
            <text:p>7261</text:p>
          </table:table-cell>
          <table:table-cell office:value-type="float" office:value="8482">
            <text:p>8482</text:p>
          </table:table-cell>
          <table:table-cell office:value-type="float" office:value="515">
            <text:p>515</text:p>
          </table:table-cell>
          <table:table-cell table:number-columns-repeated="6" office:value-type="float" office:value="0">
            <text:p>0</text:p>
          </table:table-cell>
          <table:table-cell office:value-type="float" office:value="574">
            <text:p>574</text:p>
          </table:table-cell>
          <table:table-cell office:value-type="float" office:value="1083">
            <text:p>1083</text:p>
          </table:table-cell>
          <table:table-cell office:value-type="float" office:value="1672">
            <text:p>1672</text:p>
          </table:table-cell>
          <table:table-cell office:value-type="float" office:value="1382">
            <text:p>1382</text:p>
          </table:table-cell>
          <table:table-cell office:value-type="float" office:value="45">
            <text:p>45</text:p>
          </table:table-cell>
          <table:table-cell table:number-columns-repeated="35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423">
            <text:p>423</text:p>
          </table:table-cell>
          <table:table-cell office:value-type="float" office:value="636">
            <text:p>636</text:p>
          </table:table-cell>
          <table:table-cell office:value-type="float" office:value="800">
            <text:p>800</text:p>
          </table:table-cell>
          <table:table-cell office:value-type="float" office:value="849">
            <text:p>849</text:p>
          </table:table-cell>
          <table:table-cell office:value-type="float" office:value="629">
            <text:p>629</text:p>
          </table:table-cell>
          <table:table-cell office:value-type="float" office:value="282">
            <text:p>282</text:p>
          </table:table-cell>
          <table:table-cell office:value-type="float" office:value="84">
            <text:p>84</text:p>
          </table:table-cell>
          <table:table-cell office:value-type="float" office:value="1913">
            <text:p>1913</text:p>
          </table:table-cell>
          <table:table-cell office:value-type="float" office:value="5850">
            <text:p>5850</text:p>
          </table:table-cell>
          <table:table-cell office:value-type="float" office:value="16077">
            <text:p>16077</text:p>
          </table:table-cell>
          <table:table-cell office:value-type="float" office:value="1349">
            <text:p>1349</text:p>
          </table:table-cell>
          <table:table-cell table:number-columns-repeated="7"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1213">
            <text:p>1213</text:p>
          </table:table-cell>
          <table:table-cell office:value-type="float" office:value="2277">
            <text:p>2277</text:p>
          </table:table-cell>
          <table:table-cell office:value-type="float" office:value="84">
            <text:p>84</text:p>
          </table:table-cell>
          <table:table-cell table:number-columns-repeated="35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14">
            <text:p>314</text:p>
          </table:table-cell>
          <table:table-cell office:value-type="float" office:value="566">
            <text:p>566</text:p>
          </table:table-cell>
          <table:table-cell office:value-type="float" office:value="734">
            <text:p>734</text:p>
          </table:table-cell>
          <table:table-cell office:value-type="float" office:value="738">
            <text:p>738</text:p>
          </table:table-cell>
          <table:table-cell office:value-type="float" office:value="663">
            <text:p>663</text:p>
          </table:table-cell>
          <table:table-cell office:value-type="float" office:value="370">
            <text:p>370</text:p>
          </table:table-cell>
          <table:table-cell office:value-type="float" office:value="124">
            <text:p>124</text:p>
          </table:table-cell>
          <table:table-cell office:value-type="float" office:value="189">
            <text:p>189</text:p>
          </table:table-cell>
          <table:table-cell office:value-type="float" office:value="2552">
            <text:p>2552</text:p>
          </table:table-cell>
          <table:table-cell office:value-type="float" office:value="15463">
            <text:p>15463</text:p>
          </table:table-cell>
          <table:table-cell office:value-type="float" office:value="2265">
            <text:p>2265</text:p>
          </table:table-cell>
          <table:table-cell table:number-columns-repeated="7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98">
            <text:p>598</text:p>
          </table:table-cell>
          <table:table-cell office:value-type="float" office:value="2480">
            <text:p>2480</text:p>
          </table:table-cell>
          <table:table-cell office:value-type="float" office:value="176">
            <text:p>176</text:p>
          </table:table-cell>
          <table:table-cell table:number-columns-repeated="35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81">
            <text:p>181</text:p>
          </table:table-cell>
          <table:table-cell office:value-type="float" office:value="448">
            <text:p>448</text:p>
          </table:table-cell>
          <table:table-cell office:value-type="float" office:value="727">
            <text:p>727</text:p>
          </table:table-cell>
          <table:table-cell office:value-type="float" office:value="637">
            <text:p>637</text:p>
          </table:table-cell>
          <table:table-cell office:value-type="float" office:value="516">
            <text:p>516</text:p>
          </table:table-cell>
          <table:table-cell office:value-type="float" office:value="400">
            <text:p>400</text:p>
          </table:table-cell>
          <table:table-cell office:value-type="float" office:value="144">
            <text:p>144</text:p>
          </table:table-cell>
          <table:table-cell office:value-type="float" office:value="24">
            <text:p>24</text:p>
          </table:table-cell>
          <table:table-cell office:value-type="float" office:value="485">
            <text:p>485</text:p>
          </table:table-cell>
          <table:table-cell office:value-type="float" office:value="10040">
            <text:p>10040</text:p>
          </table:table-cell>
          <table:table-cell office:value-type="float" office:value="2308">
            <text:p>2308</text:p>
          </table:table-cell>
          <table:table-cell table:number-columns-repeated="8"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1827">
            <text:p>1827</text:p>
          </table:table-cell>
          <table:table-cell office:value-type="float" office:value="141">
            <text:p>141</text:p>
          </table:table-cell>
          <table:table-cell table:number-columns-repeated="35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96">
            <text:p>196</text:p>
          </table:table-cell>
          <table:table-cell office:value-type="float" office:value="379">
            <text:p>379</text:p>
          </table:table-cell>
          <table:table-cell office:value-type="float" office:value="646">
            <text:p>646</text:p>
          </table:table-cell>
          <table:table-cell table:number-columns-repeated="2" office:value-type="float" office:value="501">
            <text:p>501</text:p>
          </table:table-cell>
          <table:table-cell office:value-type="float" office:value="420">
            <text:p>420</text:p>
          </table:table-cell>
          <table:table-cell office:value-type="float" office:value="209">
            <text:p>209</text:p>
          </table:table-cell>
          <table:table-cell office:value-type="float" office:value="23">
            <text:p>23</text:p>
          </table:table-cell>
          <table:table-cell office:value-type="float" office:value="59">
            <text:p>59</text:p>
          </table:table-cell>
          <table:table-cell office:value-type="float" office:value="5007">
            <text:p>5007</text:p>
          </table:table-cell>
          <table:table-cell office:value-type="float" office:value="1766">
            <text:p>1766</text:p>
          </table:table-cell>
          <table:table-cell table:number-columns-repeated="8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071">
            <text:p>1071</text:p>
          </table:table-cell>
          <table:table-cell office:value-type="float" office:value="179">
            <text:p>179</text:p>
          </table:table-cell>
          <table:table-cell table:number-columns-repeated="35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84">
            <text:p>184</text:p>
          </table:table-cell>
          <table:table-cell office:value-type="float" office:value="283">
            <text:p>283</text:p>
          </table:table-cell>
          <table:table-cell office:value-type="float" office:value="543">
            <text:p>543</text:p>
          </table:table-cell>
          <table:table-cell office:value-type="float" office:value="482">
            <text:p>482</text:p>
          </table:table-cell>
          <table:table-cell office:value-type="float" office:value="409">
            <text:p>409</text:p>
          </table:table-cell>
          <table:table-cell office:value-type="float" office:value="455">
            <text:p>455</text:p>
          </table:table-cell>
          <table:table-cell office:value-type="float" office:value="240">
            <text:p>24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2429">
            <text:p>2429</text:p>
          </table:table-cell>
          <table:table-cell office:value-type="float" office:value="1116">
            <text:p>1116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3">
            <text:p>643</text:p>
          </table:table-cell>
          <table:table-cell office:value-type="float" office:value="114">
            <text:p>114</text:p>
          </table:table-cell>
          <table:table-cell table:number-columns-repeated="35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6">
            <text:p>196</text:p>
          </table:table-cell>
          <table:table-cell office:value-type="float" office:value="349">
            <text:p>349</text:p>
          </table:table-cell>
          <table:table-cell office:value-type="float" office:value="324">
            <text:p>324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570">
            <text:p>570</text:p>
          </table:table-cell>
          <table:table-cell office:value-type="float" office:value="258">
            <text:p>25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637">
            <text:p>1637</text:p>
          </table:table-cell>
          <table:table-cell office:value-type="float" office:value="1080">
            <text:p>1080</text:p>
          </table:table-cell>
          <table:table-cell table:number-columns-repeated="9" office:value-type="float" office:value="0">
            <text:p>0</text:p>
          </table:table-cell>
          <table:table-cell office:value-type="float" office:value="338">
            <text:p>338</text:p>
          </table:table-cell>
          <table:table-cell office:value-type="float" office:value="118">
            <text:p>118</text:p>
          </table:table-cell>
          <table:table-cell table:number-columns-repeated="35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273">
            <text:p>273</text:p>
          </table:table-cell>
          <table:table-cell office:value-type="float" office:value="385">
            <text:p>385</text:p>
          </table:table-cell>
          <table:table-cell office:value-type="float" office:value="283">
            <text:p>283</text:p>
          </table:table-cell>
          <table:table-cell office:value-type="float" office:value="292">
            <text:p>292</text:p>
          </table:table-cell>
          <table:table-cell office:value-type="float" office:value="405">
            <text:p>405</text:p>
          </table:table-cell>
          <table:table-cell office:value-type="float" office:value="608">
            <text:p>608</text:p>
          </table:table-cell>
          <table:table-cell office:value-type="float" office:value="338">
            <text:p>338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856">
            <text:p>856</text:p>
          </table:table-cell>
          <table:table-cell office:value-type="float" office:value="930">
            <text:p>930</text:p>
          </table:table-cell>
          <table:table-cell table:number-columns-repeated="9"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163">
            <text:p>163</text:p>
          </table:table-cell>
          <table:table-cell table:number-columns-repeated="35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3353">
            <text:p>3353</text:p>
          </table:table-cell>
          <table:table-cell office:value-type="float" office:value="11492">
            <text:p>11492</text:p>
          </table:table-cell>
          <table:table-cell office:value-type="float" office:value="11697">
            <text:p>11697</text:p>
          </table:table-cell>
          <table:table-cell office:value-type="float" office:value="6926">
            <text:p>6926</text:p>
          </table:table-cell>
          <table:table-cell office:value-type="float" office:value="9067">
            <text:p>9067</text:p>
          </table:table-cell>
          <table:table-cell office:value-type="float" office:value="24809">
            <text:p>24809</text:p>
          </table:table-cell>
          <table:table-cell office:value-type="float" office:value="27665">
            <text:p>27665</text:p>
          </table:table-cell>
          <table:table-cell office:value-type="float" office:value="525">
            <text:p>525</text:p>
          </table:table-cell>
          <table:table-cell office:value-type="float" office:value="3">
            <text:p>3</text:p>
          </table:table-cell>
          <table:table-cell office:value-type="float" office:value="41031">
            <text:p>41031</text:p>
          </table:table-cell>
          <table:table-cell office:value-type="float" office:value="677">
            <text:p>677</text:p>
          </table:table-cell>
          <table:table-cell table:number-columns-repeated="9" office:value-type="float" office:value="0">
            <text:p>0</text:p>
          </table:table-cell>
          <table:table-cell office:value-type="float" office:value="19420">
            <text:p>19420</text:p>
          </table:table-cell>
          <table:table-cell office:value-type="float" office:value="19299">
            <text:p>19299</text:p>
          </table:table-cell>
          <table:table-cell office:value-type="float" office:value="36316">
            <text:p>36316</text:p>
          </table:table-cell>
          <table:table-cell table:number-columns-repeated="16" office:value-type="float" office:value="0">
            <text:p>0</text:p>
          </table:table-cell>
          <table:table-cell office:value-type="float" office:value="620">
            <text:p>620</text:p>
          </table:table-cell>
          <table:table-cell table:number-columns-repeated="17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11">
            <text:p>1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439">
            <text:p>439</text:p>
          </table:table-cell>
          <table:table-cell office:value-type="float" office:value="188">
            <text:p>188</text:p>
          </table:table-cell>
          <table:table-cell office:value-type="float" office:value="69">
            <text:p>69</text:p>
          </table:table-cell>
          <table:table-cell office:value-type="float" office:value="287">
            <text:p>287</text:p>
          </table:table-cell>
          <table:table-cell office:value-type="float" office:value="578">
            <text:p>578</text:p>
          </table:table-cell>
          <table:table-cell office:value-type="float" office:value="341">
            <text:p>341</text:p>
          </table:table-cell>
          <table:table-cell office:value-type="float" office:value="63">
            <text:p>63</text:p>
          </table:table-cell>
          <table:table-cell office:value-type="float" office:value="209010">
            <text:p>209010</text:p>
          </table:table-cell>
          <table:table-cell office:value-type="float" office:value="11640">
            <text:p>11640</text:p>
          </table:table-cell>
          <table:table-cell office:value-type="float" office:value="438">
            <text:p>438</text:p>
          </table:table-cell>
          <table:table-cell table:number-columns-repeated="9"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173">
            <text:p>173</text:p>
          </table:table-cell>
          <table:table-cell table:number-columns-repeated="35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12">
            <text:p>1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624">
            <text:p>624</text:p>
          </table:table-cell>
          <table:table-cell office:value-type="float" office:value="224">
            <text:p>224</text:p>
          </table:table-cell>
          <table:table-cell office:value-type="float" office:value="74">
            <text:p>74</text:p>
          </table:table-cell>
          <table:table-cell office:value-type="float" office:value="300">
            <text:p>300</text:p>
          </table:table-cell>
          <table:table-cell office:value-type="float" office:value="694">
            <text:p>694</text:p>
          </table:table-cell>
          <table:table-cell office:value-type="float" office:value="372">
            <text:p>372</text:p>
          </table:table-cell>
          <table:table-cell office:value-type="float" office:value="68">
            <text:p>68</text:p>
          </table:table-cell>
          <table:table-cell office:value-type="float" office:value="214368">
            <text:p>214368</text:p>
          </table:table-cell>
          <table:table-cell office:value-type="float" office:value="34483">
            <text:p>34483</text:p>
          </table:table-cell>
          <table:table-cell office:value-type="float" office:value="186">
            <text:p>186</text:p>
          </table:table-cell>
          <table:table-cell table:number-columns-repeated="9"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270">
            <text:p>270</text:p>
          </table:table-cell>
          <table:table-cell table:number-columns-repeated="35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13">
            <text:p>1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float" office:value="754">
            <text:p>754</text:p>
          </table:table-cell>
          <table:table-cell office:value-type="float" office:value="320">
            <text:p>320</text:p>
          </table:table-cell>
          <table:table-cell office:value-type="float" office:value="195">
            <text:p>195</text:p>
          </table:table-cell>
          <table:table-cell office:value-type="float" office:value="327">
            <text:p>327</text:p>
          </table:table-cell>
          <table:table-cell office:value-type="float" office:value="771">
            <text:p>771</text:p>
          </table:table-cell>
          <table:table-cell office:value-type="float" office:value="493">
            <text:p>493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table:number-columns-repeated="9" office:value-type="float" office:value="0">
            <text:p>0</text:p>
          </table:table-cell>
          <table:table-cell office:value-type="float" office:value="267">
            <text:p>267</text:p>
          </table:table-cell>
          <table:table-cell office:value-type="float" office:value="537">
            <text:p>537</text:p>
          </table:table-cell>
          <table:table-cell table:number-columns-repeated="35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14">
            <text:p>14</text:p>
          </table:table-cell>
          <table:table-cell table:number-columns-repeated="6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69">
            <text:p>269</text:p>
          </table:table-cell>
          <table:table-cell office:value-type="float" office:value="1116">
            <text:p>1116</text:p>
          </table:table-cell>
          <table:table-cell office:value-type="float" office:value="510">
            <text:p>510</text:p>
          </table:table-cell>
          <table:table-cell office:value-type="float" office:value="541">
            <text:p>541</text:p>
          </table:table-cell>
          <table:table-cell office:value-type="float" office:value="452">
            <text:p>452</text:p>
          </table:table-cell>
          <table:table-cell office:value-type="float" office:value="1004">
            <text:p>1004</text:p>
          </table:table-cell>
          <table:table-cell office:value-type="float" office:value="644">
            <text:p>644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9"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float" office:value="1230">
            <text:p>1230</text:p>
          </table:table-cell>
          <table:table-cell table:number-columns-repeated="35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  <table:table-cell office:value-type="float" office:value="1814">
            <text:p>1814</text:p>
          </table:table-cell>
          <table:table-cell office:value-type="float" office:value="1660">
            <text:p>1660</text:p>
          </table:table-cell>
          <table:table-cell office:value-type="float" office:value="1641">
            <text:p>1641</text:p>
          </table:table-cell>
          <table:table-cell office:value-type="float" office:value="1066">
            <text:p>1066</text:p>
          </table:table-cell>
          <table:table-cell office:value-type="float" office:value="1935">
            <text:p>1935</text:p>
          </table:table-cell>
          <table:table-cell office:value-type="float" office:value="7051">
            <text:p>7051</text:p>
          </table:table-cell>
          <table:table-cell office:value-type="float" office:value="234">
            <text:p>23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4424">
            <text:p>44424</text:p>
          </table:table-cell>
          <table:table-cell table:number-columns-repeated="9" office:value-type="float" office:value="0">
            <text:p>0</text:p>
          </table:table-cell>
          <table:table-cell office:value-type="float" office:value="3287">
            <text:p>3287</text:p>
          </table:table-cell>
          <table:table-cell office:value-type="float" office:value="15341">
            <text:p>15341</text:p>
          </table:table-cell>
          <table:table-cell office:value-type="float" office:value="8576">
            <text:p>8576</text:p>
          </table:table-cell>
          <table:table-cell table:number-columns-repeated="34" office:value-type="float" office:value="0">
            <text:p>0</text:p>
          </table:table-cell>
          <table:table-cell table:number-columns-repeated="959"/>
        </table:table-row>
        <table:table-row table:style-name="ro1"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114">
            <text:p>114</text:p>
          </table:table-cell>
          <table:table-cell office:value-type="float" office:value="20819">
            <text:p>20819</text:p>
          </table:table-cell>
          <table:table-cell office:value-type="float" office:value="148301">
            <text:p>148301</text:p>
          </table:table-cell>
          <table:table-cell office:value-type="float" office:value="194787">
            <text:p>194787</text:p>
          </table:table-cell>
          <table:table-cell office:value-type="float" office:value="96457">
            <text:p>96457</text:p>
          </table:table-cell>
          <table:table-cell office:value-type="float" office:value="108534">
            <text:p>108534</text:p>
          </table:table-cell>
          <table:table-cell office:value-type="float" office:value="217245">
            <text:p>217245</text:p>
          </table:table-cell>
          <table:table-cell office:value-type="float" office:value="604268">
            <text:p>604268</text:p>
          </table:table-cell>
          <table:table-cell office:value-type="float" office:value="11982">
            <text:p>11982</text:p>
          </table:table-cell>
          <table:table-cell office:value-type="float" office:value="43">
            <text:p>43</text:p>
          </table:table-cell>
          <table:table-cell office:value-type="float" office:value="1529664">
            <text:p>1529664</text:p>
          </table:table-cell>
          <table:table-cell office:value-type="float" office:value="74041">
            <text:p>74041</text:p>
          </table:table-cell>
          <table:table-cell table:number-columns-repeated="10" office:value-type="float" office:value="0">
            <text:p>0</text:p>
          </table:table-cell>
          <table:table-cell office:value-type="float" office:value="599054">
            <text:p>599054</text:p>
          </table:table-cell>
          <table:table-cell office:value-type="float" office:value="554400">
            <text:p>554400</text:p>
          </table:table-cell>
          <table:table-cell table:number-columns-repeated="16" office:value-type="float" office:value="0">
            <text:p>0</text:p>
          </table:table-cell>
          <table:table-cell office:value-type="float" office:value="11160">
            <text:p>11160</text:p>
          </table:table-cell>
          <table:table-cell table:number-columns-repeated="17" office:value-type="float" office:value="0">
            <text:p>0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_</text:p>
          </table:table-cell>
          <table:table-cell table:style-name="ce2" office:value-type="string">
            <text:p>Dist = 0-3</text:p>
          </table:table-cell>
          <table:table-cell office:value-type="string">
            <text:p>Dist = 4 - 7</text:p>
          </table:table-cell>
          <table:table-cell table:style-name="ce2" office:value-type="string">
            <text:p>Dist = 8-16</text:p>
          </table:table-cell>
          <table:table-cell table:style-name="ce2" office:value-type="string">
            <text:p>Dist = 16-31</text:p>
          </table:table-cell>
          <table:table-cell table:style-name="ce2" office:value-type="string">
            <text:p>Dist = 16-64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table:formula="of:=SUM([.B3:.E3])" office:value-type="float" office:value="0">
            <text:p>0</text:p>
          </table:table-cell>
          <table:table-cell table:formula="of:=SUM([.F3:.I3])" office:value-type="float" office:value="0">
            <text:p>0</text:p>
          </table:table-cell>
          <table:table-cell table:formula="of:=SUM([.J3:.Q3])" office:value-type="float" office:value="0">
            <text:p>0</text:p>
          </table:table-cell>
          <table:table-cell table:formula="of:=SUM([.R3:.AG3])" office:value-type="float" office:value="0">
            <text:p>0</text:p>
          </table:table-cell>
          <table:table-cell table:formula="of:=SUM([.AG3:.BM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table:formula="of:=SUM([.B4:.E4])" office:value-type="float" office:value="314">
            <text:p>314</text:p>
          </table:table-cell>
          <table:table-cell table:formula="of:=SUM([.F4:.I4])" office:value-type="float" office:value="778">
            <text:p>778</text:p>
          </table:table-cell>
          <table:table-cell table:formula="of:=SUM([.J4:.Q4])" office:value-type="float" office:value="59312">
            <text:p>59312</text:p>
          </table:table-cell>
          <table:table-cell table:formula="of:=SUM([.R4:.AG4])" office:value-type="float" office:value="13753">
            <text:p>13753</text:p>
          </table:table-cell>
          <table:table-cell table:formula="of:=SUM([.AG4:.BM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formula="of:=SUM([.B5:.E5])" office:value-type="float" office:value="60">
            <text:p>60</text:p>
          </table:table-cell>
          <table:table-cell table:formula="of:=SUM([.F5:.I5])" office:value-type="float" office:value="537">
            <text:p>537</text:p>
          </table:table-cell>
          <table:table-cell table:formula="of:=SUM([.J5:.Q5])" office:value-type="float" office:value="11043">
            <text:p>11043</text:p>
          </table:table-cell>
          <table:table-cell table:formula="of:=SUM([.R5:.AG5])" office:value-type="float" office:value="21295">
            <text:p>21295</text:p>
          </table:table-cell>
          <table:table-cell table:formula="of:=SUM([.AG5:.BM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formula="of:=SUM([.B6:.E6])" office:value-type="float" office:value="14">
            <text:p>14</text:p>
          </table:table-cell>
          <table:table-cell table:formula="of:=SUM([.F6:.I6])" office:value-type="float" office:value="354">
            <text:p>354</text:p>
          </table:table-cell>
          <table:table-cell table:formula="of:=SUM([.J6:.Q6])" office:value-type="float" office:value="5936">
            <text:p>5936</text:p>
          </table:table-cell>
          <table:table-cell table:formula="of:=SUM([.R6:.AG6])" office:value-type="float" office:value="21011">
            <text:p>21011</text:p>
          </table:table-cell>
          <table:table-cell table:formula="of:=SUM([.AG6:.BM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table:formula="of:=SUM([.B7:.E7])" office:value-type="float" office:value="1">
            <text:p>1</text:p>
          </table:table-cell>
          <table:table-cell table:formula="of:=SUM([.F7:.I7])" office:value-type="float" office:value="192">
            <text:p>192</text:p>
          </table:table-cell>
          <table:table-cell table:formula="of:=SUM([.J7:.Q7])" office:value-type="float" office:value="3381">
            <text:p>3381</text:p>
          </table:table-cell>
          <table:table-cell table:formula="of:=SUM([.R7:.AG7])" office:value-type="float" office:value="14511">
            <text:p>14511</text:p>
          </table:table-cell>
          <table:table-cell table:formula="of:=SUM([.AG7:.BM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formula="of:=SUM([.B8:.E8])" office:value-type="float" office:value="0">
            <text:p>0</text:p>
          </table:table-cell>
          <table:table-cell table:formula="of:=SUM([.F8:.I8])" office:value-type="float" office:value="202">
            <text:p>202</text:p>
          </table:table-cell>
          <table:table-cell table:formula="of:=SUM([.J8:.Q8])" office:value-type="float" office:value="2738">
            <text:p>2738</text:p>
          </table:table-cell>
          <table:table-cell table:formula="of:=SUM([.R8:.AG8])" office:value-type="float" office:value="8060">
            <text:p>8060</text:p>
          </table:table-cell>
          <table:table-cell table:formula="of:=SUM([.AG8:.BM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formula="of:=SUM([.B9:.E9])" office:value-type="float" office:value="0">
            <text:p>0</text:p>
          </table:table-cell>
          <table:table-cell table:formula="of:=SUM([.F9:.I9])" office:value-type="float" office:value="195">
            <text:p>195</text:p>
          </table:table-cell>
          <table:table-cell table:formula="of:=SUM([.J9:.Q9])" office:value-type="float" office:value="2452">
            <text:p>2452</text:p>
          </table:table-cell>
          <table:table-cell table:formula="of:=SUM([.R9:.AG9])" office:value-type="float" office:value="4304">
            <text:p>4304</text:p>
          </table:table-cell>
          <table:table-cell table:formula="of:=SUM([.AG9:.BM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formula="of:=SUM([.B10:.E10])" office:value-type="float" office:value="0">
            <text:p>0</text:p>
          </table:table-cell>
          <table:table-cell table:formula="of:=SUM([.F10:.I10])" office:value-type="float" office:value="217">
            <text:p>217</text:p>
          </table:table-cell>
          <table:table-cell table:formula="of:=SUM([.J10:.Q10])" office:value-type="float" office:value="2284">
            <text:p>2284</text:p>
          </table:table-cell>
          <table:table-cell table:formula="of:=SUM([.R10:.AG10])" office:value-type="float" office:value="3173">
            <text:p>3173</text:p>
          </table:table-cell>
          <table:table-cell table:formula="of:=SUM([.AG10:.BM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formula="of:=SUM([.B11:.E11])" office:value-type="float" office:value="0">
            <text:p>0</text:p>
          </table:table-cell>
          <table:table-cell table:formula="of:=SUM([.F11:.I11])" office:value-type="float" office:value="299">
            <text:p>299</text:p>
          </table:table-cell>
          <table:table-cell table:formula="of:=SUM([.J11:.Q11])" office:value-type="float" office:value="2363">
            <text:p>2363</text:p>
          </table:table-cell>
          <table:table-cell table:formula="of:=SUM([.R11:.AG11])" office:value-type="float" office:value="2254">
            <text:p>2254</text:p>
          </table:table-cell>
          <table:table-cell table:formula="of:=SUM([.AG11:.BM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formula="of:=SUM([.B12:.E12])" office:value-type="float" office:value="0">
            <text:p>0</text:p>
          </table:table-cell>
          <table:table-cell table:formula="of:=SUM([.F12:.I12])" office:value-type="float" office:value="3445">
            <text:p>3445</text:p>
          </table:table-cell>
          <table:table-cell table:formula="of:=SUM([.J12:.Q12])" office:value-type="float" office:value="92184">
            <text:p>92184</text:p>
          </table:table-cell>
          <table:table-cell table:formula="of:=SUM([.R12:.AG12])" office:value-type="float" office:value="116743">
            <text:p>116743</text:p>
          </table:table-cell>
          <table:table-cell table:formula="of:=SUM([.AG12:.BM12])" office:value-type="float" office:value="620">
            <text:p>620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formula="of:=SUM([.B13:.E13])" office:value-type="float" office:value="0">
            <text:p>0</text:p>
          </table:table-cell>
          <table:table-cell table:formula="of:=SUM([.F13:.I13])" office:value-type="float" office:value="133">
            <text:p>133</text:p>
          </table:table-cell>
          <table:table-cell table:formula="of:=SUM([.J13:.Q13])" office:value-type="float" office:value="210975">
            <text:p>210975</text:p>
          </table:table-cell>
          <table:table-cell table:formula="of:=SUM([.R13:.AG13])" office:value-type="float" office:value="12479">
            <text:p>12479</text:p>
          </table:table-cell>
          <table:table-cell table:formula="of:=SUM([.AG13:.BM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formula="of:=SUM([.B14:.E14])" office:value-type="float" office:value="0">
            <text:p>0</text:p>
          </table:table-cell>
          <table:table-cell table:formula="of:=SUM([.F14:.I14])" office:value-type="float" office:value="113">
            <text:p>113</text:p>
          </table:table-cell>
          <table:table-cell table:formula="of:=SUM([.J14:.Q14])" office:value-type="float" office:value="216724">
            <text:p>216724</text:p>
          </table:table-cell>
          <table:table-cell table:formula="of:=SUM([.R14:.AG14])" office:value-type="float" office:value="35173">
            <text:p>35173</text:p>
          </table:table-cell>
          <table:table-cell table:formula="of:=SUM([.AG14:.BM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formula="of:=SUM([.B15:.E15])" office:value-type="float" office:value="0">
            <text:p>0</text:p>
          </table:table-cell>
          <table:table-cell table:formula="of:=SUM([.F15:.I15])" office:value-type="float" office:value="227">
            <text:p>227</text:p>
          </table:table-cell>
          <table:table-cell table:formula="of:=SUM([.J15:.Q15])" office:value-type="float" office:value="2964">
            <text:p>2964</text:p>
          </table:table-cell>
          <table:table-cell table:formula="of:=SUM([.R15:.AG15])" office:value-type="float" office:value="856">
            <text:p>856</text:p>
          </table:table-cell>
          <table:table-cell table:formula="of:=SUM([.AG15:.BM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formula="of:=SUM([.B16:.E16])" office:value-type="float" office:value="0">
            <text:p>0</text:p>
          </table:table-cell>
          <table:table-cell table:formula="of:=SUM([.F16:.I16])" office:value-type="float" office:value="283">
            <text:p>283</text:p>
          </table:table-cell>
          <table:table-cell table:formula="of:=SUM([.J16:.Q16])" office:value-type="float" office:value="4401">
            <text:p>4401</text:p>
          </table:table-cell>
          <table:table-cell table:formula="of:=SUM([.R16:.AG16])" office:value-type="float" office:value="1642">
            <text:p>1642</text:p>
          </table:table-cell>
          <table:table-cell table:formula="of:=SUM([.AG16:.BM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formula="of:=SUM([.B17:.E17])" office:value-type="float" office:value="0">
            <text:p>0</text:p>
          </table:table-cell>
          <table:table-cell table:formula="of:=SUM([.F17:.I17])" office:value-type="float" office:value="356">
            <text:p>356</text:p>
          </table:table-cell>
          <table:table-cell table:formula="of:=SUM([.J17:.Q17])" office:value-type="float" office:value="15404">
            <text:p>15404</text:p>
          </table:table-cell>
          <table:table-cell table:formula="of:=SUM([.R17:.AG17])" office:value-type="float" office:value="71628">
            <text:p>71628</text:p>
          </table:table-cell>
          <table:table-cell table:formula="of:=SUM([.AG17:.BM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formula="of:=SUM([.B18:.E18])" office:value-type="float" office:value="0">
            <text:p>0</text:p>
          </table:table-cell>
          <table:table-cell table:formula="of:=SUM([.F18:.I18])" office:value-type="float" office:value="21293">
            <text:p>21293</text:p>
          </table:table-cell>
          <table:table-cell table:formula="of:=SUM([.J18:.Q18])" office:value-type="float" office:value="1381617">
            <text:p>1381617</text:p>
          </table:table-cell>
          <table:table-cell table:formula="of:=SUM([.R18:.AG18])" office:value-type="float" office:value="2757159">
            <text:p>2757159</text:p>
          </table:table-cell>
          <table:table-cell table:formula="of:=SUM([.AG18:.BM18])" office:value-type="float" office:value="11160">
            <text:p>11160</text:p>
          </table:table-cell>
          <table:table-cell table:number-columns-repeated="1018"/>
        </table:table-row>
        <table:named-expressions>
          <table:named-range table:name="Conexão3" table:base-cell-address="$Histogram.$A$1" table:cell-range-address="$Scattered.$A$2:.$BM$18"/>
        </table:named-expressions>
      </table:table>
      <table:named-expressions>
        <table:named-expression table:name="__shared_1_0_0" table:base-cell-address="$Histogram.$A$1" table:expression="[#REF!]-[#REF!]"/>
        <table:named-expression table:name="__shared_3_0_0" table:base-cell-address="$Histogram.$A$1" table:expression="SUM([#REF!])"/>
        <table:named-expression table:name="__shared_3_0_1" table:base-cell-address="$Histogram.$A$1" table:expression="SUM([#REF!])"/>
        <table:named-expression table:name="__shared_3_0_2" table:base-cell-address="$Histogram.$A$1" table:expression="SUM([#REF!])"/>
        <table:named-expression table:name="__shared_3_0_3" table:base-cell-address="$Histogram.$A$1" table:expression="SUM([#REF!])"/>
        <table:named-expression table:name="__shared_3_0_4" table:base-cell-address="$Histogram.$A$1" table:expression="SUM([#REF!])"/>
        <table:named-expression table:name="__shared_4_0_0" table:base-cell-address="$Histogram.$A$1" table:expression="SUM([#REF!])"/>
        <table:named-expression table:name="__shared_4_0_1" table:base-cell-address="$Histogram.$A$1" table:expression="SUM([#REF!])"/>
        <table:named-expression table:name="__shared_4_0_2" table:base-cell-address="$Histogram.$A$1" table:expression="SUM([#REF!])"/>
        <table:named-expression table:name="__shared_4_0_3" table:base-cell-address="$Histogram.$A$1" table:expression="SUM([#REF!])"/>
        <table:named-expression table:name="__shared_4_0_4" table:base-cell-address="$Histogram.$A$1" table:expression="SUM([#REF!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pt" number:country="BR">
      <number:number number:min-integer-digits="1"/>
    </number:number-style>
    <number:number-style style:name="N5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8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8P0"/>
    </number:number-style>
    <number:number-style style:name="N5109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9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9P0"/>
    </number:number-style>
    <number:number-style style:name="N5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0P0"/>
    </number:number-style>
    <number:number-style style:name="N5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1P0"/>
    </number:number-style>
    <number:date-style style:name="N5112" number:language="pt" number:country="BR">
      <number:day/>
      <number:text>/</number:text>
      <number:month/>
      <number:text>/</number:text>
      <number:year number:style="long"/>
    </number:date-style>
    <number:date-style style:name="N5113" number:language="pt" number:country="BR">
      <number:day/>
      <number:text>/</number:text>
      <number:month number:textual="true"/>
      <number:text>/</number:text>
      <number:year/>
    </number:date-style>
    <number:date-style style:name="N5114" number:language="pt" number:country="BR">
      <number:day/>
      <number:text>/</number:text>
      <number:month number:textual="true"/>
    </number:date-style>
    <number:date-style style:name="N5115" number:language="pt" number:country="BR">
      <number:month number:textual="true"/>
      <number:text>/</number:text>
      <number:year/>
    </number:date-style>
    <number:time-style style:name="N5116" number:language="pt" number:country="BR">
      <number:hours/>
      <number:text>:</number:text>
      <number:minutes number:style="long"/>
      <number:text> </number:text>
      <number:am-pm/>
    </number:time-style>
    <number:time-style style:name="N5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pt" number:country="BR">
      <number:number number:decimal-places="0" number:min-integer-digits="1" number:grouping="true"/>
      <number:text> </number:text>
    </number:number-style>
    <number:number-style style:name="N5119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pt" number:country="BR">
      <number:number number:decimal-places="0" number:min-integer-digits="1" number:grouping="true"/>
      <number:text> </number:text>
    </number:number-style>
    <number:number-style style:name="N5120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number number:decimal-places="2" number:min-integer-digits="1" number:grouping="true"/>
      <number:text> </number:text>
    </number:number-style>
    <number:number-style style:name="N5121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1P0"/>
    </number:number-style>
    <number:number-style style:name="N5122P0" style:volatile="true" number:language="pt" number:country="BR">
      <number:number number:decimal-places="2" number:min-integer-digits="1" number:grouping="true"/>
      <number:text> </number:text>
    </number:number-style>
    <number:number-style style:name="N5122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5123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3P2" style:volatile="true" number:language="pt" number:country="BR">
      <number:text> - </number:text>
    </number:number-style>
    <number:text-style style:name="N5123" number:language="pt" number:country="B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24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24P2" style:volatile="true" number:language="pt" number:country="BR">
      <number:text> R$ - </number:text>
    </number:number-style>
    <number:text-style style:name="N5124" number:language="pt" number:country="BR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number-style style:name="N5125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5125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25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25" number:language="pt" number:country="BR">
      <number:text> </number:text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6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26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26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26" number:language="pt" number:country="BR">
      <number:text> </number:text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time-style style:name="N5127" number:language="pt" number:country="BR">
      <number:minutes number:style="long"/>
      <number:text>:</number:text>
      <number:seconds number:style="long"/>
    </number:time-style>
    <number:time-style style:name="N5128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9" number:language="pt" number:country="BR">
      <number:minutes number:style="long"/>
      <number:text>:</number:text>
      <number:seconds number:style="long" number:decimal-places="1"/>
    </number:time-style>
    <number:number-style style:name="N5130" number:language="pt" number:country="BR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togram" style:display-name="PageStyle_Histog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" style:display-name="PageStyle_Mem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ffine" style:display-name="PageStyle_Affi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attered" style:display-name="PageStyle_Scatter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o</meta:initial-creator>
    <dc:creator>Dono</dc:creator>
    <meta:creation-date>2013-04-05T17:57:01</meta:creation-date>
    <dc:date>2013-04-07T23:13:40</dc:date>
    <meta:generator>LibreOffice/3.5$Linux_x86 LibreOffice_project/350m1$Build-2</meta:generator>
    <meta:document-statistic meta:table-count="4" meta:cell-count="2571" meta:object-count="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pt" number:country="BR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68686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gap-width="150" chart:overlap="100" chart:reverse-direction="false" text:line-break="false" chart:axis-position="0" chart:tick-mark-position="at-axis"/>
      <style:graphic-properties svg:stroke-width="0.026cm" svg:stroke-color="#868686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68686"/>
    </style:style>
    <style:style style:name="ch7" style:family="chart" style:data-style-name="N5000">
      <style:graphic-properties draw:stroke="none" draw:fill-color="#4f81bd"/>
      <style:text-properties fo:font-size="10pt" style:font-size-asian="10pt" style:font-size-complex="10pt"/>
    </style:style>
    <style:style style:name="ch8" style:family="chart" style:data-style-name="N5000">
      <style:graphic-properties draw:stroke="none" draw:fill-color="#c0504d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266cm" svg:height="7.62cm" xlink:href=".." xlink:type="simple" chart:class="chart:bar" chart:style-name="ch1">
        <chart:legend chart:legend-position="end" svg:x="11.552cm" svg:y="3.266cm" style:legend-expansion="high" chart:style-name="ch2"/>
        <chart:plot-area chart:style-name="ch3" table:cell-range-address="Histogram.A4:Histogram.A19 Histogram.C4:Histogram.D19" chart:data-source-has-labels="both" svg:x="0.755cm" svg:y="0.743cm" svg:width="10.187cm" svg:height="6.305cm">
          <chartooo:coordinate-region svg:x="2.682cm" svg:y="0.941cm" svg:width="8.26cm" svg:height="5.464cm"/>
          <chart:axis chart:dimension="x" chart:name="primary-x" chart:style-name="ch4" chartooo:axis-type="auto">
            <chartooo:date-scale/>
            <chart:categories table:cell-range-address="Histogram.A4:Histogram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stogram.C4:Histogram.C19" chart:label-cell-address="" chart:class="chart:bar">
            <chart:data-point chart:repeated="16"/>
          </chart:series>
          <chart:series chart:style-name="ch8" chart:values-cell-range-address="Histogram.D4:Histogram.D19" chart:label-cell-address="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e-identical</text:p>
              </table:table-cell>
              <table:table-cell office:value-type="string">
                <text:p>Differen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istogram.A4:Histogram.A19</svg:desc>
                </draw:g>
              </table:table-cell>
              <table:table-cell office:value-type="float" office:value="753453">
                <text:p>753453</text:p>
                <draw:g>
                  <svg:desc>Histogram.C4:Histogram.C19</svg:desc>
                </draw:g>
              </table:table-cell>
              <table:table-cell office:value-type="float" office:value="0">
                <text:p>0</text:p>
                <draw:g>
                  <svg:desc>Histogram.D4:Histogram.D1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64503">
                <text:p>364503</text:p>
              </table:table-cell>
              <table:table-cell office:value-type="float" office:value="491196">
                <text:p>49119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3898">
                <text:p>63898</text:p>
              </table:table-cell>
              <table:table-cell office:value-type="float" office:value="273170">
                <text:p>27317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3749">
                <text:p>53749</text:p>
              </table:table-cell>
              <table:table-cell office:value-type="float" office:value="238178">
                <text:p>23817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1414">
                <text:p>41414</text:p>
              </table:table-cell>
              <table:table-cell office:value-type="float" office:value="173005">
                <text:p>17300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3606">
                <text:p>33606</text:p>
              </table:table-cell>
              <table:table-cell office:value-type="float" office:value="124255">
                <text:p>12425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9233">
                <text:p>29233</text:p>
              </table:table-cell>
              <table:table-cell office:value-type="float" office:value="93381">
                <text:p>9338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684">
                <text:p>27684</text:p>
              </table:table-cell>
              <table:table-cell office:value-type="float" office:value="82087">
                <text:p>8208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9475">
                <text:p>29475</text:p>
              </table:table-cell>
              <table:table-cell office:value-type="float" office:value="82284">
                <text:p>822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87549">
                <text:p>887549</text:p>
              </table:table-cell>
              <table:table-cell office:value-type="float" office:value="2490009">
                <text:p>249000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07442">
                <text:p>907442</text:p>
              </table:table-cell>
              <table:table-cell office:value-type="float" office:value="1158913">
                <text:p>115891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99754">
                <text:p>999754</text:p>
              </table:table-cell>
              <table:table-cell office:value-type="float" office:value="1395177">
                <text:p>139517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3946">
                <text:p>33946</text:p>
              </table:table-cell>
              <table:table-cell office:value-type="float" office:value="94693">
                <text:p>9469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7049">
                <text:p>47049</text:p>
              </table:table-cell>
              <table:table-cell office:value-type="float" office:value="142402">
                <text:p>14240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89271">
                <text:p>189271</text:p>
              </table:table-cell>
              <table:table-cell office:value-type="float" office:value="624885">
                <text:p>6248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838855">
                <text:p>15838855</text:p>
              </table:table-cell>
              <table:table-cell office:value-type="float" office:value="41394807">
                <text:p>413948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number-style style:name="N5000" number:language="pt" number:country="BR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68686"/>
      <style:text-properties fo:color="#000000" fo:font-family="Calibri" fo:font-size="10pt" style:font-size-asian="10pt" style:font-size-complex="10pt"/>
    </style:style>
    <style:style style:name="ch5" style:family="chart" style:data-style-name="N10">
      <style:chart-properties chart:display-label="true" chart:logarithmic="false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68686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68686"/>
    </style:style>
    <style:style style:name="ch7" style:family="chart" style:data-style-name="N10">
      <style:graphic-properties draw:stroke="none" draw:fill-color="#4f81bd"/>
      <style:text-properties fo:font-size="10pt" style:font-size-asian="10pt" style:font-size-complex="10pt"/>
    </style:style>
    <style:style style:name="ch8" style:family="chart" style:data-style-name="N10">
      <style:graphic-properties draw:stroke="none" draw:fill-color="#c0504d"/>
      <style:text-properties fo:font-size="10pt" style:font-size-asian="10pt" style:font-size-complex="10pt"/>
    </style:style>
    <style:style style:name="ch9" style:family="chart" style:data-style-name="N10">
      <style:graphic-properties draw:stroke="none" draw:fill-color="#9bbb59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3.203cm" svg:height="8.758cm" xlink:href=".." xlink:type="simple" chart:class="chart:bar" chart:style-name="ch1">
        <chart:legend chart:legend-position="end" svg:x="10.824cm" svg:y="3.588cm" style:legend-expansion="high" chart:style-name="ch2"/>
        <chart:plot-area chart:style-name="ch3" table:cell-range-address="Memory.A3:Memory.D19" chart:data-source-has-labels="both" svg:x="0.714cm" svg:y="0.835cm" svg:width="9.582cm" svg:height="7.328cm">
          <chartooo:coordinate-region svg:x="1.908cm" svg:y="1.032cm" svg:width="8.388cm" svg:height="6.488cm"/>
          <chart:axis chart:dimension="x" chart:name="primary-x" chart:style-name="ch4" chartooo:axis-type="auto">
            <chartooo:date-scale/>
            <chart:categories table:cell-range-address="Memory.A4:Memory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mory.B4:Memory.B19" chart:label-cell-address="Memory.B3:Memory.B3" chart:class="chart:bar">
            <chart:data-point chart:repeated="16"/>
          </chart:series>
          <chart:series chart:style-name="ch8" chart:values-cell-range-address="Memory.C4:Memory.C19" chart:label-cell-address="Memory.C3:Memory.C3" chart:class="chart:bar">
            <chart:data-point chart:repeated="16"/>
          </chart:series>
          <chart:series chart:style-name="ch9" chart:values-cell-range-address="Memory.D4:Memory.D19" chart:label-cell-address="Memory.D3:Memory.D3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orm</text:p>
                <draw:g>
                  <svg:desc>Memory.B3:Memory.B3</svg:desc>
                </draw:g>
              </table:table-cell>
              <table:table-cell office:value-type="string">
                <text:p>Affine</text:p>
                <draw:g>
                  <svg:desc>Memory.C3:Memory.C3</svg:desc>
                </draw:g>
              </table:table-cell>
              <table:table-cell office:value-type="string">
                <text:p>Scattered</text:p>
                <draw:g>
                  <svg:desc>Memory.D3:Memory.D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Memory.A4:Memory.A19</svg:desc>
                </draw:g>
              </table:table-cell>
              <table:table-cell office:value-type="float" office:value="184869">
                <text:p>184869</text:p>
                <draw:g>
                  <svg:desc>Memory.B4:Memory.B19</svg:desc>
                </draw:g>
              </table:table-cell>
              <table:table-cell office:value-type="float" office:value="0">
                <text:p>0</text:p>
                <draw:g>
                  <svg:desc>Memory.C4:Memory.C19</svg:desc>
                </draw:g>
              </table:table-cell>
              <table:table-cell office:value-type="float" office:value="0">
                <text:p>0</text:p>
                <draw:g>
                  <svg:desc>Memory.D4:Memory.D1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0775">
                <text:p>70775</text:p>
              </table:table-cell>
              <table:table-cell office:value-type="float" office:value="30921">
                <text:p>30921</text:p>
              </table:table-cell>
              <table:table-cell office:value-type="float" office:value="74157">
                <text:p>7415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4584">
                <text:p>24584</text:p>
              </table:table-cell>
              <table:table-cell office:value-type="float" office:value="18579">
                <text:p>18579</text:p>
              </table:table-cell>
              <table:table-cell office:value-type="float" office:value="32935">
                <text:p>329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742">
                <text:p>21742</text:p>
              </table:table-cell>
              <table:table-cell office:value-type="float" office:value="16353">
                <text:p>16353</text:p>
              </table:table-cell>
              <table:table-cell office:value-type="float" office:value="27315">
                <text:p>2731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6772">
                <text:p>16772</text:p>
              </table:table-cell>
              <table:table-cell office:value-type="float" office:value="12807">
                <text:p>12807</text:p>
              </table:table-cell>
              <table:table-cell office:value-type="float" office:value="18085">
                <text:p>1808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492">
                <text:p>13492</text:p>
              </table:table-cell>
              <table:table-cell office:value-type="float" office:value="10311">
                <text:p>10311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130">
                <text:p>11130</text:p>
              </table:table-cell>
              <table:table-cell office:value-type="float" office:value="8573">
                <text:p>8573</text:p>
              </table:table-cell>
              <table:table-cell office:value-type="float" office:value="6951">
                <text:p>695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578">
                <text:p>10578</text:p>
              </table:table-cell>
              <table:table-cell office:value-type="float" office:value="7469">
                <text:p>7469</text:p>
              </table:table-cell>
              <table:table-cell office:value-type="float" office:value="5674">
                <text:p>567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960">
                <text:p>10960</text:p>
              </table:table-cell>
              <table:table-cell office:value-type="float" office:value="7752">
                <text:p>7752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4302">
                <text:p>334302</text:p>
              </table:table-cell>
              <table:table-cell office:value-type="float" office:value="304372">
                <text:p>304372</text:p>
              </table:table-cell>
              <table:table-cell office:value-type="float" office:value="212992">
                <text:p>21299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3248">
                <text:p>143248</text:p>
              </table:table-cell>
              <table:table-cell office:value-type="float" office:value="5992">
                <text:p>5992</text:p>
              </table:table-cell>
              <table:table-cell office:value-type="float" office:value="223587">
                <text:p>22358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3219">
                <text:p>183219</text:p>
              </table:table-cell>
              <table:table-cell office:value-type="float" office:value="7095">
                <text:p>7095</text:p>
              </table:table-cell>
              <table:table-cell office:value-type="float" office:value="252010">
                <text:p>25201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027">
                <text:p>13027</text:p>
              </table:table-cell>
              <table:table-cell office:value-type="float" office:value="9310">
                <text:p>9310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8434">
                <text:p>18434</text:p>
              </table:table-cell>
              <table:table-cell office:value-type="float" office:value="14354">
                <text:p>14354</text:p>
              </table:table-cell>
              <table:table-cell office:value-type="float" office:value="6326">
                <text:p>632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3021">
                <text:p>73021</text:p>
              </table:table-cell>
              <table:table-cell office:value-type="float" office:value="65828">
                <text:p>65828</text:p>
              </table:table-cell>
              <table:table-cell office:value-type="float" office:value="87388">
                <text:p>873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340087">
                <text:p>5340087</text:p>
              </table:table-cell>
              <table:table-cell office:value-type="float" office:value="4505015">
                <text:p>4505015</text:p>
              </table:table-cell>
              <table:table-cell office:value-type="float" office:value="4171229">
                <text:p>41712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number-style style:name="N5000" number:language="pt" number:country="BR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68686"/>
      <style:text-properties fo:color="#000000" fo:font-family="Calibri" fo:font-size="10pt" style:font-size-asian="10pt" style:font-size-complex="10pt"/>
    </style:style>
    <style:style style:name="ch5" style:family="chart" style:data-style-name="N10">
      <style:chart-properties chart:display-label="true" chart:logarithmic="false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68686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68686"/>
    </style:style>
    <style:style style:name="ch7" style:family="chart" style:data-style-name="N10">
      <style:graphic-properties draw:stroke="none" draw:fill-color="#aa4643"/>
      <style:text-properties fo:font-size="10pt" style:font-size-asian="10pt" style:font-size-complex="10pt"/>
    </style:style>
    <style:style style:name="ch8" style:family="chart" style:data-style-name="N10">
      <style:graphic-properties draw:stroke="none" draw:fill-color="#89a54e"/>
      <style:text-properties fo:font-size="10pt" style:font-size-asian="10pt" style:font-size-complex="10pt"/>
    </style:style>
    <style:style style:name="ch9" style:family="chart" style:data-style-name="N10">
      <style:graphic-properties draw:stroke="none" draw:fill-color="#71588f"/>
      <style:text-properties fo:font-size="10pt" style:font-size-asian="10pt" style:font-size-complex="10pt"/>
    </style:style>
    <style:style style:name="ch10" style:family="chart" style:data-style-name="N10">
      <style:graphic-properties draw:stroke="none" draw:fill-color="#4198af"/>
      <style:text-properties fo:font-size="10pt" style:font-size-asian="10pt" style:font-size-complex="10pt"/>
    </style:style>
    <style:style style:name="ch11" style:family="chart" style:data-style-name="N10">
      <style:graphic-properties draw:stroke="none" draw:fill-color="#db843d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4.923cm" svg:height="7.62cm" xlink:href=".." xlink:type="simple" chart:class="chart:bar" chart:style-name="ch1">
        <chart:legend chart:legend-position="end" svg:x="12.02cm" svg:y="2.525cm" style:legend-expansion="high" chart:style-name="ch2"/>
        <chart:plot-area chart:style-name="ch3" table:cell-range-address="Affine.A20:Affine.F36" chart:data-source-has-labels="both" svg:x="0.748cm" svg:y="0.743cm" svg:width="10.677cm" svg:height="6.305cm">
          <chartooo:coordinate-region svg:x="1.942cm" svg:y="0.94cm" svg:width="9.483cm" svg:height="5.465cm"/>
          <chart:axis chart:dimension="x" chart:name="primary-x" chart:style-name="ch4" chartooo:axis-type="auto">
            <chartooo:date-scale/>
            <chart:categories table:cell-range-address="Affine.A21:Affine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ffine.B21:Affine.B36" chart:label-cell-address="Affine.B20:Affine.B20" chart:class="chart:bar">
            <chart:data-point chart:repeated="16"/>
          </chart:series>
          <chart:series chart:style-name="ch8" chart:values-cell-range-address="Affine.C21:Affine.C36" chart:label-cell-address="Affine.C20:Affine.C20" chart:class="chart:bar">
            <chart:data-point chart:repeated="16"/>
          </chart:series>
          <chart:series chart:style-name="ch9" chart:values-cell-range-address="Affine.D21:Affine.D36" chart:label-cell-address="Affine.D20:Affine.D20" chart:class="chart:bar">
            <chart:data-point chart:repeated="16"/>
          </chart:series>
          <chart:series chart:style-name="ch10" chart:values-cell-range-address="Affine.E21:Affine.E36" chart:label-cell-address="Affine.E20:Affine.E20" chart:class="chart:bar">
            <chart:data-point chart:repeated="16"/>
          </chart:series>
          <chart:series chart:style-name="ch11" chart:values-cell-range-address="Affine.F21:Affine.F36" chart:label-cell-address="Affine.F20:Affine.F20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 = 0-3</text:p>
                <draw:g>
                  <svg:desc>Affine.B20:Affine.B20</svg:desc>
                </draw:g>
              </table:table-cell>
              <table:table-cell office:value-type="string">
                <text:p>Dist = 4 - 7</text:p>
                <draw:g>
                  <svg:desc>Affine.C20:Affine.C20</svg:desc>
                </draw:g>
              </table:table-cell>
              <table:table-cell office:value-type="string">
                <text:p>Dist = 8-16</text:p>
                <draw:g>
                  <svg:desc>Affine.D20:Affine.D20</svg:desc>
                </draw:g>
              </table:table-cell>
              <table:table-cell office:value-type="string">
                <text:p>Dist = 16-31</text:p>
                <draw:g>
                  <svg:desc>Affine.E20:Affine.E20</svg:desc>
                </draw:g>
              </table:table-cell>
              <table:table-cell office:value-type="string">
                <text:p>Dist = 16-64</text:p>
                <draw:g>
                  <svg:desc>Affine.F20:Affine.F2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ffine.A21:Affine.A36</svg:desc>
                </draw:g>
              </table:table-cell>
              <table:table-cell office:value-type="float" office:value="0">
                <text:p>0</text:p>
                <draw:g>
                  <svg:desc>Affine.B21:Affine.B36</svg:desc>
                </draw:g>
              </table:table-cell>
              <table:table-cell office:value-type="float" office:value="0">
                <text:p>0</text:p>
                <draw:g>
                  <svg:desc>Affine.C21:Affine.C36</svg:desc>
                </draw:g>
              </table:table-cell>
              <table:table-cell office:value-type="float" office:value="0">
                <text:p>0</text:p>
                <draw:g>
                  <svg:desc>Affine.D21:Affine.D36</svg:desc>
                </draw:g>
              </table:table-cell>
              <table:table-cell office:value-type="float" office:value="0">
                <text:p>0</text:p>
                <draw:g>
                  <svg:desc>Affine.E21:Affine.E36</svg:desc>
                </draw:g>
              </table:table-cell>
              <table:table-cell office:value-type="float" office:value="0">
                <text:p>0</text:p>
                <draw:g>
                  <svg:desc>Affine.F21:Affine.F3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334">
                <text:p>334</text:p>
              </table:table-cell>
              <table:table-cell office:value-type="float" office:value="7702">
                <text:p>7702</text:p>
              </table:table-cell>
              <table:table-cell office:value-type="float" office:value="22840">
                <text:p>22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18502">
                <text:p>18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353">
                <text:p>16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807">
                <text:p>12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311">
                <text:p>10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73">
                <text:p>8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69">
                <text:p>7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52">
                <text:p>7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4372">
                <text:p>304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92">
                <text:p>5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095">
                <text:p>7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310">
                <text:p>9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354">
                <text:p>14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5828">
                <text:p>65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05015">
                <text:p>4505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68686"/>
      <style:text-properties fo:color="#000000" fo:font-family="Calibri" fo:font-size="10pt" style:font-size-asian="10pt" style:font-size-complex="10pt"/>
    </style:style>
    <style:style style:name="ch5" style:family="chart" style:data-style-name="N10">
      <style:chart-properties chart:display-label="true" chart:logarithmic="false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68686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68686"/>
    </style:style>
    <style:style style:name="ch7" style:family="chart" style:data-style-name="N10">
      <style:graphic-properties draw:stroke="none" draw:fill-color="#89a54e"/>
      <style:text-properties fo:font-size="10pt" style:font-size-asian="10pt" style:font-size-complex="10pt"/>
    </style:style>
    <style:style style:name="ch8" style:family="chart" style:data-style-name="N10">
      <style:graphic-properties draw:stroke="none" draw:fill-color="#71588f"/>
      <style:text-properties fo:font-size="10pt" style:font-size-asian="10pt" style:font-size-complex="10pt"/>
    </style:style>
    <style:style style:name="ch9" style:family="chart" style:data-style-name="N10">
      <style:graphic-properties draw:stroke="none" draw:fill-color="#4198af"/>
      <style:text-properties fo:font-size="10pt" style:font-size-asian="10pt" style:font-size-complex="10pt"/>
    </style:style>
    <style:style style:name="ch10" style:family="chart" style:data-style-name="N10">
      <style:graphic-properties draw:stroke="none" draw:fill-color="#db843d"/>
      <style:text-properties fo:font-size="10pt" style:font-size-asian="10pt" style:font-size-complex="10pt"/>
    </style:style>
    <style:style style:name="ch11" style:family="chart" style:data-style-name="N10">
      <style:graphic-properties draw:stroke="none" draw:fill-color="#4572a7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24cm" svg:height="7.62cm" xlink:href=".." xlink:type="simple" chart:class="chart:bar" chart:style-name="ch1">
        <chart:legend chart:legend-position="end" svg:x="12.338cm" svg:y="2.525cm" style:legend-expansion="high" chart:style-name="ch2"/>
        <chart:plot-area chart:style-name="ch3" table:cell-range-address="Scattered.B20:Scattered.F36" chart:data-source-has-labels="row" svg:x="0.754cm" svg:y="0.743cm" svg:width="10.976cm" svg:height="6.305cm">
          <chartooo:coordinate-region svg:x="1.948cm" svg:y="0.94cm" svg:width="9.782cm" svg:height="5.4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cattered.B21:Scattered.B36" chart:label-cell-address="Scattered.B20:Scattered.B20" chart:class="chart:bar">
            <chart:data-point chart:repeated="16"/>
          </chart:series>
          <chart:series chart:style-name="ch8" chart:values-cell-range-address="Scattered.C21:Scattered.C36" chart:label-cell-address="Scattered.C20:Scattered.C20" chart:class="chart:bar">
            <chart:data-point chart:repeated="16"/>
          </chart:series>
          <chart:series chart:style-name="ch9" chart:values-cell-range-address="Scattered.D21:Scattered.D36" chart:label-cell-address="Scattered.D20:Scattered.D20" chart:class="chart:bar">
            <chart:data-point chart:repeated="16"/>
          </chart:series>
          <chart:series chart:style-name="ch10" chart:values-cell-range-address="Scattered.E21:Scattered.E36" chart:label-cell-address="Scattered.E20:Scattered.E20" chart:class="chart:bar">
            <chart:data-point chart:repeated="16"/>
          </chart:series>
          <chart:series chart:style-name="ch11" chart:values-cell-range-address="Scattered.F21:Scattered.F36" chart:label-cell-address="Scattered.F20:Scattered.F20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 = 0-3</text:p>
                <draw:g>
                  <svg:desc>Scattered.B20:Scattered.B20</svg:desc>
                </draw:g>
              </table:table-cell>
              <table:table-cell office:value-type="string">
                <text:p>Dist = 4 - 7</text:p>
                <draw:g>
                  <svg:desc>Scattered.C20:Scattered.C20</svg:desc>
                </draw:g>
              </table:table-cell>
              <table:table-cell office:value-type="string">
                <text:p>Dist = 8-16</text:p>
                <draw:g>
                  <svg:desc>Scattered.D20:Scattered.D20</svg:desc>
                </draw:g>
              </table:table-cell>
              <table:table-cell office:value-type="string">
                <text:p>Dist = 16-31</text:p>
                <draw:g>
                  <svg:desc>Scattered.E20:Scattered.E20</svg:desc>
                </draw:g>
              </table:table-cell>
              <table:table-cell office:value-type="string">
                <text:p>Dist = 16-64</text:p>
                <draw:g>
                  <svg:desc>Scattered.F20:Scattered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cattered.B21:Scattered.B36</svg:desc>
                </draw:g>
              </table:table-cell>
              <table:table-cell office:value-type="float" office:value="0">
                <text:p>0</text:p>
                <draw:g>
                  <svg:desc>Scattered.C21:Scattered.C36</svg:desc>
                </draw:g>
              </table:table-cell>
              <table:table-cell office:value-type="float" office:value="0">
                <text:p>0</text:p>
                <draw:g>
                  <svg:desc>Scattered.D21:Scattered.D36</svg:desc>
                </draw:g>
              </table:table-cell>
              <table:table-cell office:value-type="float" office:value="0">
                <text:p>0</text:p>
                <draw:g>
                  <svg:desc>Scattered.E21:Scattered.E36</svg:desc>
                </draw:g>
              </table:table-cell>
              <table:table-cell office:value-type="float" office:value="0">
                <text:p>0</text:p>
                <draw:g>
                  <svg:desc>Scattered.F21:Scattered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4">
                <text:p>314</text:p>
              </table:table-cell>
              <table:table-cell office:value-type="float" office:value="778">
                <text:p>778</text:p>
              </table:table-cell>
              <table:table-cell office:value-type="float" office:value="59312">
                <text:p>59312</text:p>
              </table:table-cell>
              <table:table-cell office:value-type="float" office:value="13753">
                <text:p>13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537">
                <text:p>537</text:p>
              </table:table-cell>
              <table:table-cell office:value-type="float" office:value="11043">
                <text:p>11043</text:p>
              </table:table-cell>
              <table:table-cell office:value-type="float" office:value="21295">
                <text:p>21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354">
                <text:p>354</text:p>
              </table:table-cell>
              <table:table-cell office:value-type="float" office:value="5936">
                <text:p>5936</text:p>
              </table:table-cell>
              <table:table-cell office:value-type="float" office:value="21011">
                <text:p>2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92">
                <text:p>192</text:p>
              </table:table-cell>
              <table:table-cell office:value-type="float" office:value="3381">
                <text:p>3381</text:p>
              </table:table-cell>
              <table:table-cell office:value-type="float" office:value="14511">
                <text:p>14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02">
                <text:p>202</text:p>
              </table:table-cell>
              <table:table-cell office:value-type="float" office:value="2738">
                <text:p>2738</text:p>
              </table:table-cell>
              <table:table-cell office:value-type="float" office:value="8060">
                <text:p>8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  <table:table-cell office:value-type="float" office:value="2452">
                <text:p>2452</text:p>
              </table:table-cell>
              <table:table-cell office:value-type="float" office:value="4304">
                <text:p>4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17">
                <text:p>217</text:p>
              </table:table-cell>
              <table:table-cell office:value-type="float" office:value="2284">
                <text:p>2284</text:p>
              </table:table-cell>
              <table:table-cell office:value-type="float" office:value="3173">
                <text:p>3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99">
                <text:p>299</text:p>
              </table:table-cell>
              <table:table-cell office:value-type="float" office:value="2363">
                <text:p>2363</text:p>
              </table:table-cell>
              <table:table-cell office:value-type="float" office:value="2254">
                <text:p>2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445">
                <text:p>3445</text:p>
              </table:table-cell>
              <table:table-cell office:value-type="float" office:value="92184">
                <text:p>92184</text:p>
              </table:table-cell>
              <table:table-cell office:value-type="float" office:value="116743">
                <text:p>11674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33">
                <text:p>133</text:p>
              </table:table-cell>
              <table:table-cell office:value-type="float" office:value="210975">
                <text:p>210975</text:p>
              </table:table-cell>
              <table:table-cell office:value-type="float" office:value="12479">
                <text:p>12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  <table:table-cell office:value-type="float" office:value="216724">
                <text:p>216724</text:p>
              </table:table-cell>
              <table:table-cell office:value-type="float" office:value="35173">
                <text:p>35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27">
                <text:p>227</text:p>
              </table:table-cell>
              <table:table-cell office:value-type="float" office:value="2964">
                <text:p>2964</text:p>
              </table:table-cell>
              <table:table-cell office:value-type="float" office:value="856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83">
                <text:p>283</text:p>
              </table:table-cell>
              <table:table-cell office:value-type="float" office:value="4401">
                <text:p>4401</text:p>
              </table:table-cell>
              <table:table-cell office:value-type="float" office:value="1642">
                <text:p>1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56">
                <text:p>356</text:p>
              </table:table-cell>
              <table:table-cell office:value-type="float" office:value="15404">
                <text:p>15404</text:p>
              </table:table-cell>
              <table:table-cell office:value-type="float" office:value="71628">
                <text:p>7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1293">
                <text:p>21293</text:p>
              </table:table-cell>
              <table:table-cell office:value-type="float" office:value="1381617">
                <text:p>1381617</text:p>
              </table:table-cell>
              <table:table-cell office:value-type="float" office:value="2757159">
                <text:p>2757159</text:p>
              </table:table-cell>
              <table:table-cell office:value-type="float" office:value="11160">
                <text:p>111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